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Apple Symbols'"/>
    <style:font-face style:name="inherit" svg:font-family="inherit"/>
    <style:font-face style:name="Arial1" svg:font-family="Arial" style:font-family-generic="swiss"/>
    <style:font-face style:name="Zekton" svg:font-family="Zekton" style:font-pitch="variable"/>
    <style:font-face style:name="Zekton1" svg:font-family="Zekton" style:font-adornments="Standard" style:font-pitch="variable"/>
    <style:font-face style:name="Zekton Dots" svg:font-family="'Zekton Dot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b7dc9"/>
    </style:style>
    <style:style style:name="P2" style:family="paragraph" style:parent-style-name="Text_20_body">
      <style:text-properties officeooo:rsid="001c3c50" officeooo:paragraph-rsid="001c3c50"/>
    </style:style>
    <style:style style:name="P3" style:family="paragraph" style:parent-style-name="Text_20_body">
      <style:text-properties officeooo:rsid="001c3c50" officeooo:paragraph-rsid="001c51be"/>
    </style:style>
    <style:style style:name="P4" style:family="paragraph" style:parent-style-name="Text_20_body">
      <style:text-properties officeooo:rsid="001c3c50" officeooo:paragraph-rsid="001cc7e4"/>
    </style:style>
    <style:style style:name="P5" style:family="paragraph" style:parent-style-name="Text_20_body">
      <style:text-properties officeooo:rsid="001c51be" officeooo:paragraph-rsid="001c51be"/>
    </style:style>
    <style:style style:name="P6" style:family="paragraph" style:parent-style-name="Text_20_body">
      <style:text-properties officeooo:paragraph-rsid="001c51be"/>
    </style:style>
    <style:style style:name="P7" style:family="paragraph" style:parent-style-name="Text_20_body">
      <style:text-properties officeooo:rsid="001f82ad" officeooo:paragraph-rsid="001f82ad"/>
    </style:style>
    <style:style style:name="P8" style:family="paragraph" style:parent-style-name="Text_20_body">
      <style:text-properties officeooo:rsid="001f82ad" officeooo:paragraph-rsid="0020ab81"/>
    </style:style>
    <style:style style:name="P9" style:family="paragraph" style:parent-style-name="Text_20_body">
      <style:text-properties officeooo:paragraph-rsid="001f82ad"/>
    </style:style>
    <style:style style:name="P10" style:family="paragraph" style:parent-style-name="Title">
      <style:text-properties fo:font-weight="normal" style:font-weight-asian="normal" style:font-weight-complex="normal"/>
    </style:style>
    <style:style style:name="P11" style:family="paragraph" style:parent-style-name="Title">
      <style:text-properties fo:font-weight="normal" officeooo:paragraph-rsid="00163c57" style:font-weight-asian="normal" style:font-weight-complex="normal"/>
    </style:style>
    <style:style style:name="P12" style:family="paragraph" style:parent-style-name="Heading_20_1">
      <style:text-properties fo:font-size="7pt" fo:font-weight="bold" officeooo:rsid="00142239" officeooo:paragraph-rsid="00142239" style:font-size-asian="7pt" style:font-weight-asian="bold" style:font-size-complex="7pt" style:font-weight-complex="bold"/>
    </style:style>
    <style:style style:name="P13" style:family="paragraph" style:parent-style-name="Heading_20_1" style:list-style-name="">
      <style:text-properties officeooo:rsid="00394607" officeooo:paragraph-rsid="00394607"/>
    </style:style>
    <style:style style:name="P14" style:family="paragraph" style:parent-style-name="Heading_20_1" style:list-style-name=""/>
    <style:style style:name="P15" style:family="paragraph" style:parent-style-name="Heading_20_1">
      <style:text-properties officeooo:paragraph-rsid="0046e229"/>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rsid="001b7dc9" officeooo:paragraph-rsid="003e17bd"/>
    </style:style>
    <style:style style:name="P18" style:family="paragraph" style:parent-style-name="Heading_20_1">
      <style:paragraph-properties fo:break-before="page"/>
      <style:text-properties officeooo:paragraph-rsid="003e17bd"/>
    </style:style>
    <style:style style:name="P19" style:family="paragraph" style:parent-style-name="Heading_20_2">
      <style:text-properties officeooo:rsid="001c3c50" officeooo:paragraph-rsid="001c3c50"/>
    </style:style>
    <style:style style:name="P20" style:family="paragraph" style:parent-style-name="Heading_20_2">
      <style:text-properties officeooo:paragraph-rsid="003d7de4"/>
    </style:style>
    <style:style style:name="P21" style:family="paragraph" style:parent-style-name="Heading_20_2">
      <style:text-properties officeooo:rsid="005e4cb3" officeooo:paragraph-rsid="005e4cb3"/>
    </style:style>
    <style:style style:name="P22" style:family="paragraph" style:parent-style-name="Heading_20_2">
      <style:paragraph-properties fo:break-before="page"/>
    </style:style>
    <style:style style:name="P23" style:family="paragraph" style:parent-style-name="Heading_20_2">
      <style:paragraph-properties fo:break-before="page"/>
      <style:text-properties officeooo:rsid="001c3c50" officeooo:paragraph-rsid="001c3c50"/>
    </style:style>
    <style:style style:name="P24" style:family="paragraph" style:parent-style-name="Heading_20_2">
      <style:paragraph-properties fo:break-before="page"/>
      <style:text-properties officeooo:rsid="00234c61" officeooo:paragraph-rsid="00234c61"/>
    </style:style>
    <style:style style:name="P25" style:family="paragraph" style:parent-style-name="Heading_20_2">
      <style:paragraph-properties fo:break-before="page"/>
      <style:text-properties officeooo:paragraph-rsid="00447df3"/>
    </style:style>
    <style:style style:name="P26" style:family="paragraph" style:parent-style-name="Heading_20_3">
      <style:text-properties officeooo:rsid="0049907a" officeooo:paragraph-rsid="0049907a"/>
    </style:style>
    <style:style style:name="P27" style:family="paragraph" style:parent-style-name="Heading_20_3">
      <style:paragraph-properties fo:break-before="page"/>
    </style:style>
    <style:style style:name="P28" style:family="paragraph" style:parent-style-name="Text_20_body">
      <style:text-properties fo:font-weight="normal" officeooo:rsid="00163c57" officeooo:paragraph-rsid="003e17bd" style:font-weight-asian="normal" style:font-weight-complex="normal"/>
    </style:style>
    <style:style style:name="P29" style:family="paragraph" style:parent-style-name="Text_20_body">
      <style:paragraph-properties>
        <style:tab-stops>
          <style:tab-stop style:position="17cm" style:type="right" style:leader-style="dotted" style:leader-text="."/>
        </style:tab-stops>
      </style:paragraph-properties>
    </style:style>
    <style:style style:name="P30" style:family="paragraph" style:parent-style-name="Text_20_body">
      <style:text-properties officeooo:paragraph-rsid="001c3c50"/>
    </style:style>
    <style:style style:name="P31" style:family="paragraph" style:parent-style-name="Text_20_body">
      <style:text-properties officeooo:rsid="001f82ad" officeooo:paragraph-rsid="0020ab81"/>
    </style:style>
    <style:style style:name="P32" style:family="paragraph" style:parent-style-name="Text_20_body">
      <style:text-properties officeooo:paragraph-rsid="00234c61"/>
    </style:style>
    <style:style style:name="P33" style:family="paragraph" style:parent-style-name="Text_20_body">
      <style:text-properties officeooo:rsid="001b7dc9" officeooo:paragraph-rsid="001b7dc9"/>
    </style:style>
    <style:style style:name="P34" style:family="paragraph" style:parent-style-name="Text_20_body">
      <style:text-properties officeooo:rsid="00163c57" officeooo:paragraph-rsid="003e17bd"/>
    </style:style>
    <style:style style:name="P35" style:family="paragraph" style:parent-style-name="Text_20_body">
      <style:text-properties officeooo:rsid="00163c57" officeooo:paragraph-rsid="00568dee"/>
    </style:style>
    <style:style style:name="P36" style:family="paragraph" style:parent-style-name="Text_20_body">
      <style:text-properties officeooo:paragraph-rsid="00285fad"/>
    </style:style>
    <style:style style:name="P37" style:family="paragraph" style:parent-style-name="Text_20_body">
      <style:text-properties officeooo:rsid="0034362b" officeooo:paragraph-rsid="0034362b"/>
    </style:style>
    <style:style style:name="P38" style:family="paragraph" style:parent-style-name="Text_20_body">
      <style:text-properties officeooo:rsid="0034362b" officeooo:paragraph-rsid="003637d0"/>
    </style:style>
    <style:style style:name="P39" style:family="paragraph" style:parent-style-name="Text_20_body">
      <style:text-properties officeooo:paragraph-rsid="0023721b"/>
    </style:style>
    <style:style style:name="P40" style:family="paragraph" style:parent-style-name="Text_20_body">
      <style:text-properties officeooo:rsid="00351289" officeooo:paragraph-rsid="00351289"/>
    </style:style>
    <style:style style:name="P41" style:family="paragraph" style:parent-style-name="Text_20_body">
      <style:text-properties officeooo:rsid="00351289" officeooo:paragraph-rsid="00511430"/>
    </style:style>
    <style:style style:name="P42" style:family="paragraph" style:parent-style-name="Text_20_body">
      <style:text-properties officeooo:paragraph-rsid="00351a04"/>
    </style:style>
    <style:style style:name="P43" style:family="paragraph" style:parent-style-name="Text_20_body">
      <style:text-properties officeooo:paragraph-rsid="003637d0"/>
    </style:style>
    <style:style style:name="P44" style:family="paragraph" style:parent-style-name="Text_20_body">
      <style:text-properties officeooo:rsid="003d7de4" officeooo:paragraph-rsid="003d7de4"/>
    </style:style>
    <style:style style:name="P45" style:family="paragraph" style:parent-style-name="Text_20_body">
      <style:text-properties officeooo:paragraph-rsid="003e17bd"/>
    </style:style>
    <style:style style:name="P46" style:family="paragraph" style:parent-style-name="Text_20_body">
      <style:text-properties officeooo:paragraph-rsid="00436465"/>
    </style:style>
    <style:style style:name="P47" style:family="paragraph" style:parent-style-name="Text_20_body" style:list-style-name="L1"/>
    <style:style style:name="P48" style:family="paragraph" style:parent-style-name="Text_20_body" style:list-style-name="L1">
      <style:text-properties officeooo:paragraph-rsid="00436465"/>
    </style:style>
    <style:style style:name="P49" style:family="paragraph" style:parent-style-name="Text_20_body" style:list-style-name="L2">
      <style:text-properties officeooo:paragraph-rsid="00447df3"/>
    </style:style>
    <style:style style:name="P50" style:family="paragraph" style:parent-style-name="Text_20_body" style:list-style-name="L3">
      <style:text-properties officeooo:paragraph-rsid="00447df3"/>
    </style:style>
    <style:style style:name="P51" style:family="paragraph" style:parent-style-name="Text_20_body">
      <style:text-properties officeooo:paragraph-rsid="00458df9"/>
    </style:style>
    <style:style style:name="P52" style:family="paragraph" style:parent-style-name="Text_20_body" style:list-style-name="L4"/>
    <style:style style:name="P53" style:family="paragraph" style:parent-style-name="Text_20_body" style:list-style-name="L5">
      <style:text-properties officeooo:paragraph-rsid="00458df9"/>
    </style:style>
    <style:style style:name="P54" style:family="paragraph" style:parent-style-name="Text_20_body" style:list-style-name="L6">
      <style:text-properties officeooo:paragraph-rsid="00458df9"/>
    </style:style>
    <style:style style:name="P55" style:family="paragraph" style:parent-style-name="Text_20_body">
      <style:text-properties officeooo:rsid="0049907a" officeooo:paragraph-rsid="0049907a"/>
    </style:style>
    <style:style style:name="P56" style:family="paragraph" style:parent-style-name="Text_20_body">
      <style:text-properties officeooo:paragraph-rsid="0049907a"/>
    </style:style>
    <style:style style:name="P57" style:family="paragraph" style:parent-style-name="Text_20_body">
      <style:text-properties style:use-window-font-color="true" officeooo:rsid="0049907a" officeooo:paragraph-rsid="0049907a"/>
    </style:style>
    <style:style style:name="P58" style:family="paragraph" style:parent-style-name="Text_20_body">
      <style:text-properties style:use-window-font-color="true" officeooo:rsid="00568dee" officeooo:paragraph-rsid="00568dee"/>
    </style:style>
    <style:style style:name="P59" style:family="paragraph" style:parent-style-name="Text_20_body">
      <style:text-properties officeooo:paragraph-rsid="0049907a" fo:background-color="transparent"/>
    </style:style>
    <style:style style:name="P60" style:family="paragraph" style:parent-style-name="Text_20_body">
      <style:text-properties officeooo:rsid="001c51be" officeooo:paragraph-rsid="001c51be"/>
    </style:style>
    <style:style style:name="P61" style:family="paragraph" style:parent-style-name="Text_20_body">
      <style:text-properties officeooo:rsid="001c3c50" officeooo:paragraph-rsid="004d7f51"/>
    </style:style>
    <style:style style:name="P62" style:family="paragraph" style:parent-style-name="Text_20_body">
      <style:paragraph-properties fo:break-before="page"/>
      <style:text-properties fo:font-size="22pt" officeooo:paragraph-rsid="0046e229" style:font-size-asian="22pt" style:font-size-complex="22pt"/>
    </style:style>
    <style:style style:name="T1" style:family="text">
      <style:text-properties officeooo:rsid="00142239"/>
    </style:style>
    <style:style style:name="T2" style:family="text">
      <style:text-properties style:font-name="Zekton" fo:font-size="7pt" style:text-underline-style="none" fo:font-weight="normal" officeooo:rsid="00163c57" style:font-size-asian="7pt" style:font-weight-asian="normal" style:font-size-complex="7pt" style:font-weight-complex="normal"/>
    </style:style>
    <style:style style:name="T3" style:family="text">
      <style:text-properties style:font-name="Zekton" fo:font-size="7pt" style:text-underline-style="none" fo:font-weight="normal" officeooo:rsid="00142239" style:font-size-asian="7pt" style:font-weight-asian="normal" style:font-size-complex="7pt" style:font-weight-complex="normal"/>
    </style:style>
    <style:style style:name="T4" style:family="text">
      <style:text-properties style:font-name="Zekton" fo:font-size="7pt" style:text-underline-style="none" fo:font-weight="normal" officeooo:rsid="001c51be" style:font-size-asian="7pt" style:font-weight-asian="normal" style:font-size-complex="7pt" style:font-weight-complex="normal"/>
    </style:style>
    <style:style style:name="T5" style:family="text">
      <style:text-properties style:font-name="Zekton" fo:font-size="7pt" style:text-underline-style="none" fo:font-weight="normal" officeooo:rsid="001f82ad" style:font-size-asian="7pt" style:font-weight-asian="normal" style:font-size-complex="7pt" style:font-weight-complex="normal"/>
    </style:style>
    <style:style style:name="T6" style:family="text">
      <style:text-properties style:font-name="Zekton" fo:font-size="7pt" style:text-underline-style="none" fo:font-weight="normal" officeooo:rsid="00234c61" style:font-size-asian="7pt" style:font-weight-asian="normal" style:font-size-complex="7pt" style:font-weight-complex="normal"/>
    </style:style>
    <style:style style:name="T7" style:family="text">
      <style:text-properties style:font-name="Zekton" fo:font-size="7pt" style:text-underline-style="none" fo:font-weight="normal" officeooo:rsid="0023a9f5" style:font-size-asian="7pt" style:font-weight-asian="normal" style:font-size-complex="7pt" style:font-weight-complex="normal"/>
    </style:style>
    <style:style style:name="T8" style:family="text">
      <style:text-properties style:font-name="Zekton" fo:font-size="7pt" style:text-underline-style="none" fo:font-weight="normal" officeooo:rsid="0025a238" style:font-size-asian="7pt" style:font-weight-asian="normal" style:font-size-complex="7pt" style:font-weight-complex="normal"/>
    </style:style>
    <style:style style:name="T9" style:family="text">
      <style:text-properties style:font-name="Zekton" fo:font-size="7pt" style:text-underline-style="none" fo:font-weight="normal" officeooo:rsid="0029b02d" style:font-size-asian="7pt" style:font-weight-asian="normal" style:font-size-complex="7pt" style:font-weight-complex="normal"/>
    </style:style>
    <style:style style:name="T10" style:family="text">
      <style:text-properties style:font-name="Zekton" fo:font-size="7pt" style:text-underline-style="none" fo:font-weight="normal" officeooo:rsid="0034362b" style:font-size-asian="7pt" style:font-weight-asian="normal" style:font-size-complex="7pt" style:font-weight-complex="normal"/>
    </style:style>
    <style:style style:name="T11" style:family="text">
      <style:text-properties style:font-name="Zekton" fo:font-size="7pt" style:text-underline-style="none" fo:font-weight="normal" officeooo:rsid="00351289" style:font-size-asian="7pt" style:font-weight-asian="normal" style:font-size-complex="7pt" style:font-weight-complex="normal"/>
    </style:style>
    <style:style style:name="T12" style:family="text">
      <style:text-properties style:font-name="Zekton" fo:font-size="7pt" style:text-underline-style="none" fo:font-weight="normal" officeooo:rsid="00351a04" style:font-size-asian="7pt" style:font-weight-asian="normal" style:font-size-complex="7pt" style:font-weight-complex="normal"/>
    </style:style>
    <style:style style:name="T13" style:family="text">
      <style:text-properties style:font-name="Zekton" fo:font-size="7pt" style:text-underline-style="none" fo:font-weight="normal" officeooo:rsid="003637d0" style:font-size-asian="7pt" style:font-weight-asian="normal" style:font-size-complex="7pt" style:font-weight-complex="normal"/>
    </style:style>
    <style:style style:name="T14" style:family="text">
      <style:text-properties style:font-name="Zekton" fo:font-size="7pt" style:text-underline-style="none" fo:font-weight="normal" officeooo:rsid="00447df3" style:font-size-asian="7pt" style:font-weight-asian="normal" style:font-size-complex="7pt" style:font-weight-complex="normal"/>
    </style:style>
    <style:style style:name="T15" style:family="text">
      <style:text-properties style:font-name="Zekton" fo:font-size="7pt" fo:font-style="normal" style:text-underline-style="none" fo:font-weight="normal" officeooo:rsid="003a7d12" style:font-size-asian="7pt" style:font-style-asian="normal" style:font-weight-asian="normal" style:font-size-complex="7pt" style:font-style-complex="normal" style:font-weight-complex="normal"/>
    </style:style>
    <style:style style:name="T16" style:family="text">
      <style:text-properties style:font-name="Zekton" fo:font-size="7pt" fo:font-style="italic" style:text-underline-style="none" fo:font-weight="normal" officeooo:rsid="00447df3" style:font-size-asian="7pt" style:font-style-asian="italic" style:font-weight-asian="normal" style:font-size-complex="7pt" style:font-style-complex="italic" style:font-weight-complex="normal"/>
    </style:style>
    <style:style style:name="T17" style:family="text">
      <style:text-properties style:font-name="Zekton" style:text-underline-style="solid" style:text-underline-width="auto" style:text-underline-color="font-color" fo:font-weight="bold" officeooo:rsid="0046e229"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4ebc0" style:font-weight-asian="normal" style:font-weight-complex="normal"/>
    </style:style>
    <style:style style:name="T20" style:family="text">
      <style:text-properties fo:font-weight="normal" officeooo:rsid="00163c57" style:font-weight-asian="normal" style:font-weight-complex="normal"/>
    </style:style>
    <style:style style:name="T21" style:family="text">
      <style:text-properties fo:font-weight="normal" officeooo:rsid="00568dee" style:font-weight-asian="normal" style:font-weight-complex="normal"/>
    </style:style>
    <style:style style:name="T22" style:family="text">
      <style:text-properties officeooo:rsid="0014ebc0"/>
    </style:style>
    <style:style style:name="T23" style:family="text">
      <style:text-properties fo:font-size="7pt" officeooo:rsid="00142239" style:font-size-asian="7pt" style:font-size-complex="7pt"/>
    </style:style>
    <style:style style:name="T24" style:family="text">
      <style:text-properties fo:color="#c9211e"/>
    </style:style>
    <style:style style:name="T25" style:family="text">
      <style:text-properties fo:color="#c9211e" officeooo:rsid="0014ebc0"/>
    </style:style>
    <style:style style:name="T26" style:family="text">
      <style:text-properties fo:color="#c9211e" officeooo:rsid="00163c57"/>
    </style:style>
    <style:style style:name="T27" style:family="text">
      <style:text-properties fo:color="#c9211e" fo:font-weight="normal" style:font-weight-asian="normal" style:font-weight-complex="normal"/>
    </style:style>
    <style:style style:name="T28" style:family="text">
      <style:text-properties fo:color="#00a933"/>
    </style:style>
    <style:style style:name="T29" style:family="text">
      <style:text-properties fo:color="#00a933" fo:font-weight="normal" style:font-weight-asian="normal" style:font-weight-complex="normal"/>
    </style:style>
    <style:style style:name="T30" style:family="text">
      <style:text-properties fo:color="#00a933" style:font-name="Zekton" style:text-underline-style="none" fo:font-weight="normal" officeooo:rsid="0014ebc0" style:font-weight-asian="normal" style:font-weight-complex="normal"/>
    </style:style>
    <style:style style:name="T31" style:family="text">
      <style:text-properties fo:color="#00a933" style:font-name="Zekton" fo:font-size="7pt" style:text-underline-style="none" fo:font-weight="normal" officeooo:rsid="00436465" style:font-size-asian="7pt" style:font-weight-asian="normal" style:font-size-complex="7pt" style:font-weight-complex="normal"/>
    </style:style>
    <style:style style:name="T32" style:family="text">
      <style:text-properties fo:color="#00a933" officeooo:rsid="00436465"/>
    </style:style>
    <style:style style:name="T33" style:family="text">
      <style:text-properties fo:color="#00a933" officeooo:rsid="003c83db"/>
    </style:style>
    <style:style style:name="T34" style:family="text">
      <style:text-properties officeooo:rsid="0018225b"/>
    </style:style>
    <style:style style:name="T35" style:family="text">
      <style:text-properties fo:color="#800080"/>
    </style:style>
    <style:style style:name="T36" style:family="text">
      <style:text-properties fo:color="#800080" fo:font-weight="normal" style:font-weight-asian="normal" style:font-weight-complex="normal"/>
    </style:style>
    <style:style style:name="T37" style:family="text">
      <style:text-properties fo:color="#800080" fo:font-weight="normal" officeooo:rsid="0014ebc0" style:font-weight-asian="normal" style:font-weight-complex="normal"/>
    </style:style>
    <style:style style:name="T38" style:family="text">
      <style:text-properties officeooo:rsid="001c3c50"/>
    </style:style>
    <style:style style:name="T39" style:family="text">
      <style:text-properties officeooo:rsid="001c51be"/>
    </style:style>
    <style:style style:name="T40" style:family="text">
      <style:text-properties officeooo:rsid="001cc7e4"/>
    </style:style>
    <style:style style:name="T41" style:family="text">
      <style:text-properties officeooo:rsid="001f82ad"/>
    </style:style>
    <style:style style:name="T42" style:family="text">
      <style:text-properties officeooo:rsid="0020ab81"/>
    </style:style>
    <style:style style:name="T43" style:family="text">
      <style:text-properties officeooo:rsid="00234c61"/>
    </style:style>
    <style:style style:name="T44" style:family="text">
      <style:text-properties officeooo:rsid="0023721b"/>
    </style:style>
    <style:style style:name="T45" style:family="text">
      <style:text-properties officeooo:rsid="0023a9f5"/>
    </style:style>
    <style:style style:name="T46" style:family="text">
      <style:text-properties officeooo:rsid="0025a238"/>
    </style:style>
    <style:style style:name="T47" style:family="text">
      <style:text-properties fo:font-style="italic" style:font-style-asian="italic" style:font-style-complex="italic"/>
    </style:style>
    <style:style style:name="T48" style:family="text">
      <style:text-properties fo:font-style="italic" officeooo:rsid="0025a238" style:font-style-asian="italic" style:font-style-complex="italic"/>
    </style:style>
    <style:style style:name="T49" style:family="text">
      <style:text-properties fo:font-style="italic" officeooo:rsid="00447df3" style:font-style-asian="italic" style:font-style-complex="italic"/>
    </style:style>
    <style:style style:name="T50" style:family="text">
      <style:text-properties officeooo:rsid="003000f3"/>
    </style:style>
    <style:style style:name="T51" style:family="text">
      <style:text-properties officeooo:rsid="0034362b"/>
    </style:style>
    <style:style style:name="T52" style:family="text">
      <style:text-properties officeooo:rsid="00351a04"/>
    </style:style>
    <style:style style:name="T53" style:family="text">
      <style:text-properties officeooo:rsid="003637d0"/>
    </style:style>
    <style:style style:name="T54" style:family="text">
      <style:text-properties officeooo:rsid="00394607"/>
    </style:style>
    <style:style style:name="T55" style:family="text">
      <style:text-properties officeooo:rsid="003a7d12"/>
    </style:style>
    <style:style style:name="T56" style:family="text">
      <style:text-properties fo:font-style="normal" style:font-style-asian="normal" style:font-style-complex="normal"/>
    </style:style>
    <style:style style:name="T57" style:family="text">
      <style:text-properties fo:font-style="normal" officeooo:rsid="003a7d12" style:font-style-asian="normal" style:font-style-complex="normal"/>
    </style:style>
    <style:style style:name="T58" style:family="text">
      <style:text-properties fo:font-style="normal" officeooo:rsid="00394607" style:font-style-asian="normal" style:font-style-complex="normal"/>
    </style:style>
    <style:style style:name="T59" style:family="text">
      <style:text-properties fo:font-style="normal" officeooo:rsid="00458df9" style:font-style-asian="normal" style:font-style-complex="normal"/>
    </style:style>
    <style:style style:name="T60" style:family="text">
      <style:text-properties fo:color="#8d281e" fo:font-style="normal" officeooo:rsid="003a7d12" style:font-style-asian="normal" style:font-style-complex="normal"/>
    </style:style>
    <style:style style:name="T61" style:family="text">
      <style:text-properties officeooo:rsid="003b9bed"/>
    </style:style>
    <style:style style:name="T62" style:family="text">
      <style:text-properties officeooo:rsid="003bf195"/>
    </style:style>
    <style:style style:name="T63" style:family="text">
      <style:text-properties officeooo:rsid="003c83db"/>
    </style:style>
    <style:style style:name="T64" style:family="text">
      <style:text-properties officeooo:rsid="003d7de4"/>
    </style:style>
    <style:style style:name="T65" style:family="text">
      <style:text-properties officeooo:rsid="003f7183"/>
    </style:style>
    <style:style style:name="T66" style:family="text">
      <style:text-properties officeooo:rsid="00447df3"/>
    </style:style>
    <style:style style:name="T67" style:family="text">
      <style:text-properties officeooo:rsid="00458df9"/>
    </style:style>
    <style:style style:name="T68" style:family="text">
      <style:text-properties style:text-underline-style="solid" style:text-underline-width="auto" style:text-underline-color="font-color" fo:font-weight="bold" officeooo:rsid="0046e229" style:font-weight-asian="bold" style:font-weight-complex="bold"/>
    </style:style>
    <style:style style:name="T69" style:family="text">
      <style:text-properties style:use-window-font-color="true"/>
    </style:style>
    <style:style style:name="T70" style:family="text">
      <style:text-properties style:use-window-font-color="true" officeooo:rsid="0049907a"/>
    </style:style>
    <style:style style:name="T71" style:family="text">
      <style:text-properties style:use-window-font-color="true" officeooo:rsid="003c83db"/>
    </style:style>
    <style:style style:name="T72" style:family="text">
      <style:text-properties fo:color="#ffff00" officeooo:rsid="0049907a"/>
    </style:style>
    <style:style style:name="T73" style:family="text">
      <style:text-properties fo:color="#ffff00" fo:font-weight="normal" style:font-weight-asian="normal" style:font-weight-complex="normal"/>
    </style:style>
    <style:style style:name="T74" style:family="text">
      <style:text-properties fo:color="#ffff00" fo:font-style="normal" officeooo:rsid="003a7d12" style:font-style-asian="normal" style:font-style-complex="normal"/>
    </style:style>
    <style:style style:name="T75" style:family="text">
      <style:text-properties fo:color="#ffffff" officeooo:rsid="0049907a"/>
    </style:style>
    <style:style style:name="T76" style:family="text">
      <style:text-properties fo:color="#ffffff" fo:font-weight="normal" style:font-weight-asian="normal" style:font-weight-complex="normal"/>
    </style:style>
    <style:style style:name="T77" style:family="text">
      <style:text-properties officeooo:rsid="004d7f51"/>
    </style:style>
    <style:style style:name="T78" style:family="text">
      <style:text-properties officeooo:rsid="00511430"/>
    </style:style>
    <style:style style:name="T79" style:family="text">
      <style:text-properties fo:color="#ff0000"/>
    </style:style>
    <style:style style:name="T80" style:family="text">
      <style:text-properties fo:color="#ff0000" fo:font-weight="normal" style:font-weight-asian="normal" style:font-weight-complex="normal"/>
    </style:style>
    <style:style style:name="T81" style:family="text">
      <style:text-properties fo:color="#ff0000" officeooo:rsid="00163c57"/>
    </style:style>
    <style:style style:name="T82" style:family="text">
      <style:text-properties fo:color="#ff0000" officeooo:rsid="0014ebc0"/>
    </style:style>
    <style:style style:name="T83" style:family="text">
      <style:text-properties fo:color="#00ff00" fo:font-weight="normal" style:font-weight-asian="normal" style:font-weight-complex="normal"/>
    </style:style>
    <style:style style:name="T84" style:family="text">
      <style:text-properties fo:color="#d3d3d3" fo:font-weight="normal" style:font-weight-asian="normal" style:font-weight-complex="normal"/>
    </style:style>
    <style:style style:name="T85" style:family="text">
      <style:text-properties fo:color="#c71585"/>
    </style:style>
    <style:style style:name="T86" style:family="text">
      <style:text-properties fo:color="#c71585" fo:font-weight="normal" style:font-weight-asian="normal" style:font-weight-complex="normal"/>
    </style:style>
    <style:style style:name="T87" style:family="text">
      <style:text-properties fo:color="#c71585" fo:font-weight="normal" officeooo:rsid="0014ebc0" style:font-weight-asian="normal" style:font-weight-complex="normal"/>
    </style:style>
    <style:style style:name="T88" style:family="text">
      <style:text-properties fo:color="#008000"/>
    </style:style>
    <style:style style:name="T89" style:family="text">
      <style:text-properties fo:color="#008000" fo:font-weight="normal" style:font-weight-asian="normal" style:font-weight-complex="normal"/>
    </style:style>
    <style:style style:name="T90" style:family="text">
      <style:text-properties fo:color="#008000" style:font-name="Zekton" style:text-underline-style="none" fo:font-weight="normal" officeooo:rsid="0014ebc0" style:font-weight-asian="normal" style:font-weight-complex="normal"/>
    </style:style>
    <style:style style:name="T91" style:family="text">
      <style:text-properties officeooo:rsid="0057c9d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tab/><text:tab/>ut_consol<text:span text:style-name="T1">e</text:span></text:p>
      <text:p text:style-name="P11"><text:tab/><text:tab/><text:tab/><text:tab/>User Manual</text:p>
      <text:h text:style-name="P12" text:outline-level="1"/>
      <text:table-of-content text:style-name="Sect1" text:protected="true" text:name="Inhaltsverzeichnis1">
        <text:table-of-content-source text:outline-level="3">
          <text:index-title-template text:style-name="Heading_20_1">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span>=&gt;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ext_20_body">
            <text:index-entry-span>--&gt;</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Heading_20_1" text:outline-level="1">Contents</text:h>
          </text:index-title>
          <text:p text:style-name="P29"><text:a xlink:type="simple" xlink:href="#__RefHeading___Toc528_3332779441" text:style-name="Index_20_Link" text:visited-style-name="Index_20_Link">Introduction<text:tab/>2</text:a></text:p>
          <text:p text:style-name="P29"><text:a xlink:type="simple" xlink:href="#__RefHeading___Toc415_1114316121" text:style-name="Index_20_Link" text:visited-style-name="Index_20_Link">Enabling the Chatwindow / Console<text:tab/>2</text:a></text:p>
          <text:p text:style-name="P29">=&gt; <text:a xlink:type="simple" xlink:href="#__RefHeading___Toc438_1114316121" text:style-name="Index_20_Link" text:visited-style-name="Index_20_Link">Using the Commands of this Mod<text:tab/>2</text:a></text:p>
          <text:p text:style-name="P29"><text:a xlink:type="simple" xlink:href="#__RefHeading___Toc440_1114316121" text:style-name="Index_20_Link" text:visited-style-name="Index_20_Link">Command Overview<text:tab/>3</text:a></text:p>
          <text:p text:style-name="P29">--&gt;<text:a xlink:type="simple" xlink:href="#__RefHeading___Toc781_1114316121" text:style-name="Index_20_Link" text:visited-style-name="Index_20_Link">&amp;eval<text:tab/>3</text:a></text:p>
          <text:p text:style-name="P29"><text:a xlink:type="simple" xlink:href="#__RefHeading___Toc537_3332779441" text:style-name="Index_20_Link" text:visited-style-name="Index_20_Link">Expression Syntax Explaination<text:tab/>4</text:a></text:p>
          <text:p text:style-name="P29">=&gt; <text:a xlink:type="simple" xlink:href="#__RefHeading___Toc645_3332779441" text:style-name="Index_20_Link" text:visited-style-name="Index_20_Link">Object References<text:tab/>4</text:a></text:p>
          <text:p text:style-name="P29">=&gt; <text:a xlink:type="simple" xlink:href="#__RefHeading___Toc647_3332779441" text:style-name="Index_20_Link" text:visited-style-name="Index_20_Link">Root Properties<text:tab/>5</text:a></text:p>
          <text:p text:style-name="P29">=&gt; <text:a xlink:type="simple" xlink:href="#__RefHeading___Toc365_1114316121" text:style-name="Index_20_Link" text:visited-style-name="Index_20_Link">Standard Properties<text:tab/>6</text:a></text:p>
          <text:p text:style-name="P29">=&gt; <text:a xlink:type="simple" xlink:href="#__RefHeading___Toc435_1114316121" text:style-name="Index_20_Link" text:visited-style-name="Index_20_Link">Special Properties<text:tab/>8</text:a></text:p>
          <text:p text:style-name="P29"><text:a xlink:type="simple" xlink:href="#__RefHeading___Toc449_1114316121" text:style-name="Index_20_Link" text:visited-style-name="Index_20_Link">Using scriptproperties.html locally (and some additions)<text:tab/>9</text:a></text:p>
          <text:p text:style-name="P29">=&gt; <text:a xlink:type="simple" xlink:href="#__RefHeading___Toc453_1114316121" text:style-name="Index_20_Link" text:visited-style-name="Index_20_Link">Useful additional Tricks to improve the reference files<text:tab/>10</text:a></text:p>
          <text:p text:style-name="P29">--&gt;<text:a xlink:type="simple" xlink:href="#__RefHeading___Toc667_1114316121" text:style-name="Index_20_Link" text:visited-style-name="Index_20_Link">Show a full list of Vanilla Macros and also print their respective File Path as Description:<text:tab/>10</text:a></text:p>
          <text:p text:style-name="P29">--&gt;<text:a xlink:type="simple" xlink:href="#__RefHeading___Toc669_1114316121" text:style-name="Index_20_Link" text:visited-style-name="Index_20_Link">Show Script Param Values in Scriptproperties:<text:tab/>10</text:a></text:p>
          <text:p text:style-name="P29">--&gt;<text:a xlink:type="simple" xlink:href="#__RefHeading___Toc455_1114316121" text:style-name="Index_20_Link" text:visited-style-name="Index_20_Link">Show Masstraffic Jobs in Jobeditor<text:tab/>12</text:a></text:p>
          <text:p text:style-name="P29">--&gt;<text:a xlink:type="simple" xlink:href="#__RefHeading___Toc457_1114316121" text:style-name="Index_20_Link" text:visited-style-name="Index_20_Link">Add a Column for Loadout Levels in the Jobeditor<text:tab/>12</text:a></text:p>
        </text:index-body>
      </text:table-of-content>
      <text:h text:style-name="P14" text:outline-level="1"/>
      <text:h text:style-name="P16" text:outline-level="1"><text:bookmark-start text:name="__RefHeading___Toc528_3332779441"/>Introduction<text:bookmark-end text:name="__RefHeading___Toc528_3332779441"/></text:h>
      <text:p text:style-name="P1"><text:span text:style-name="T23">This Mod is aimed at Mod Developers to Test functionality and confirm values that usually need a Script change or a dedicated script to get. Additionally it might turn out to also be a useful Cheat Mod, but that is not the primary goal, </text:span><text:span text:style-name="T3">so</text:span><text:span text:style-name="T23"> be careful when used as such. This Mod is versatile and powerful, and can mess up many things in a Savegame.</text:span></text:p>
      <text:h text:style-name="P13" text:outline-level="1"><text:bookmark-start text:name="__RefHeading___Toc415_1114316121"/>Enabling the Chatwindow / Console<text:bookmark-end text:name="__RefHeading___Toc415_1114316121"/></text:h>
      <text:p text:style-name="Text_20_body"><text:bookmark-start text:name="__RefHeading___Toc417_1114316121"/>The Chatwindow/Console is usually not bound to any Key, So you first have to assign one to it.<text:line-break/>You can find it under <text:bookmark-end text:name="__RefHeading___Toc417_1114316121"/></text:p>
      <text:p text:style-name="Text_20_body"><text:bookmark-start text:name="__RefHeading___Toc419_1114316121"/>Settings =&gt; Controls =&gt; General Controls =&gt; Toggle Chat Window (7th from the bottom)<text:line-break/>(Note to self: check what „Focus Chat Window Input“ does – 6th from bottom)<text:bookmark-end text:name="__RefHeading___Toc419_1114316121"/></text:p>
      <text:p text:style-name="Text_20_body"><text:bookmark-start text:name="__RefHeading___Toc421_1114316121"/>Usually the [ ^ ] Key is used for that purpose.<text:bookmark-end text:name="__RefHeading___Toc421_1114316121"/></text:p>
      <text:h text:style-name="P21" text:outline-level="2">Egosofts official Chatwindow Commands</text:h>
      <text:p text:style-name="Text_20_body"><text:bookmark-start text:name="__RefHeading___Toc423_1114316121"/>Just as side note there are some useful Commands by Egosoft you can Input here too:<text:bookmark-end text:name="__RefHeading___Toc423_1114316121"/></text:p>
      <text:p text:style-name="Text_20_body"><text:bookmark-start text:name="__RefHeading___Toc425_1114316121"/><text:span text:style-name="T54">/refreshmd<text:tab/><text:tab/><text:tab/></text:span><text:span text:style-name="T55">Reloads the MD Scripts<text:line-break/></text:span><text:span text:style-name="T54">/</text:span><text:span text:style-name="T55">refreshai<text:tab/><text:tab/><text:tab/><text:tab/>Reloads the AI Scripts<text:line-break/></text:span><text:span text:style-name="T57">/reloadui<text:tab/><text:tab/><text:tab/><text:tab/>Reloads the U</text:span><text:span text:style-name="T15">I</text:span><text:span text:style-name="T57"> / lua scripts<text:line-break/>/exportlogbook &lt;filename&gt;<text:tab/><text:tab/>Save logbook as file in personal folder (must have .txt ending)<text:line-break/></text:span><text:span text:style-name="T58">/</text:span><text:span text:style-name="T74">t</text:span><text:span text:style-name="T57">here</text:span><text:span text:style-name="T74">s</text:span><text:span text:style-name="T57">hall</text:span><text:span text:style-name="T74">b</text:span><text:span text:style-name="T57">e</text:span><text:span text:style-name="T74">w</text:span><text:span text:style-name="T57">ings<text:tab/><text:tab/><text:tab/>Unlocks the advanced behavior tab (you only need to do this once on each Computer)</text:span><text:bookmark-end text:name="__RefHeading___Toc425_1114316121"/></text:p>
      <text:p text:style-name="Text_20_body"><text:bookmark-start text:name="__RefHeading___Toc427_1114316121"/>/aicompat check<text:tab/><text:tab/><text:tab/>Check AI script compatibility using in-game aicompat.xml<text:line-break/>/aicompat pcheck<text:tab/><text:tab/><text:tab/>Check AI script compatibility using personal aicompat.xml<text:line-break/>/aicompat check<text:tab/><text:tab/><text:tab/>Generate new aicompat.xml in personal folder<text:bookmark-end text:name="__RefHeading___Toc427_1114316121"/></text:p>
      <text:p text:style-name="Text_20_body"><text:bookmark-start text:name="__RefHeading___Toc429_1114316121"/>Less relevant Commands for Modding, but might still be relevant:<text:bookmark-end text:name="__RefHeading___Toc429_1114316121"/></text:p>
      <text:p text:style-name="Text_20_body"><text:bookmark-start text:name="__RefHeading___Toc431_1114316121"/>/chat|c &lt;message&gt;<text:tab/><text:tab/><text:tab/>Send chat message (no online feature using that yet)<text:line-break/>/whisper|w &lt;username &lt;message&gt;<text:tab/>Send direct chat message to user (no online feature using that yet)<text:line-break/><text:span text:style-name="T54">/dumpholo<text:tab/><text:tab/><text:tab/>Dump holomap camera data<text:line-break/>/dumpmouse<text:tab/><text:tab/><text:tab/>Dump mouse data<text:line-break/>/dumpconv<text:tab/><text:tab/><text:tab/>Dump conversation system data</text:span><text:bookmark-end text:name="__RefHeading___Toc431_1114316121"/></text:p>
      <text:p text:style-name="Text_20_body"><text:bookmark-start text:name="__RefHeading___Toc433_1114316121"/><text:span text:style-name="T55">(Might not work/be available in X4; needs testing)</text:span><text:span text:style-name="T54"><text:line-break/>/</text:span><text:span text:style-name="T55">lua &lt;luascript&gt;<text:tab/><text:tab/><text:tab/>This executes the given lua command in the Detail Monitor environment</text:span><text:bookmark-end text:name="__RefHeading___Toc433_1114316121"/></text:p>
      <text:p text:style-name="Text_20_body"/>
      <text:h text:style-name="P20" text:outline-level="2"><text:bookmark-start text:name="__RefHeading___Toc438_1114316121"/><text:span text:style-name="T64">Using the Commands of this Mod</text:span><text:bookmark-end text:name="__RefHeading___Toc438_1114316121"/></text:h>
      <text:p text:style-name="P44">Since the usual prefix Char for Commands ( / ) is already taken by Egosofts internal Commands and there is an error printed to the Log if it is used by this Mod I decidd to use a diffrent Letter for my Commands, namely it is [ &amp; ] (Ampersand) as Prefix. You can change this in Letter in the t/0001.xml if you want. Just remember that you did when reffering to this explaination.</text:p>
      <text:h text:style-name="P18" text:outline-level="1"><text:bookmark-start text:name="__RefHeading___Toc440_1114316121"/>Command Overview<text:bookmark-end text:name="__RefHeading___Toc440_1114316121"/></text:h>
      <text:p text:style-name="P45">Currently the following commands are implemented: (<text:span text:style-name="T65">currently working on a </text:span>a detailed explaination)</text:p>
      <text:h text:style-name="P26" text:outline-level="3"><text:bookmark-start text:name="__RefHeading___Toc781_1114316121"/>&amp;eval<text:bookmark-end text:name="__RefHeading___Toc781_1114316121"/></text:h>
      <text:p text:style-name="P56"><text:span text:style-name="T22">Evaluating one or or more Expressions</text:span></text:p>
      <text:p text:style-name="P55">Usage:<text:tab/><text:tab/>&amp;eval $exp_1 <text:span text:style-name="T88">$exp_2 …</text:span></text:p>
      <text:p text:style-name="P57">example <text:span text:style-name="T91">call</text:span>:<text:tab/>&amp;eval pobject.cluster.debugname pobject.pilot.debugname</text:p>
      <text:p text:style-name="P59"><text:span text:style-name="T70">output:<text:tab/><text:tab/></text:span><text:span text:style-name="T72">&amp;eval pobject.cluster.debugname pobject.pilot.debugname<text:tab/><text:tab/><text:tab/></text:span><text:span text:style-name="T70"><text:line-break/><text:tab/><text:tab/></text:span><text:span text:style-name="T75">pobject.cluster.debugname =&gt; Hatikvah‘s Choice (AYX-867) [0x32dd6] <text:tab/><text:tab/></text:span><text:span text:style-name="T70"><text:line-break/><text:tab/><text:tab/></text:span><text:span text:style-name="T75">pobject.pilot.debugname =&gt; Yahanis Hebalisos Tumulis X (VPR-008) [0x36542]<text:tab/></text:span><text:line-break/></text:p>
      <text:p text:style-name="P45"><text:span text:style-name="T82">Setting a Value at the end of a Property Chain/Expression:</text:span><text:line-break/>&amp;setval $exp_set $exp_get1 <text:span text:style-name="T85">$exp_get2</text:span></text:p>
      <text:p text:style-name="P45"><text:span text:style-name="T19">Instantly teleporting an Object into another Space or near another Object:</text:span><text:span text:style-name="T18"><text:line-break/>&amp;warp $e</text:span><text:span text:style-name="T19">xp_object $exp_destination</text:span></text:p>
      <text:p text:style-name="P45"><text:span text:style-name="T19">Spawning a Ship for and generating a Report about it for Ship Modding Purposes:<text:line-break/>&amp;</text:span><text:span text:style-name="T18">checkship $macro_id_or_exp </text:span><text:span text:style-name="T86">crewskill.&lt;number&gt; paintcycletime.</text:span><text:span text:style-name="T87">&lt;</text:span><text:span text:style-name="T86">number</text:span><text:span text:style-name="T87">&gt;</text:span><text:span text:style-name="T18"> </text:span><text:span text:style-name="T89">ware.paintjob_#</text:span><text:span text:style-name="T90">1</text:span><text:span text:style-name="T89"> ware.paintjob_#</text:span><text:span text:style-name="T90">2</text:span><text:span text:style-name="T89"> ….</text:span></text:p>
      <text:p text:style-name="P45"><text:span text:style-name="T79">Destroying an arbitary Object </text:span><text:span text:style-name="T81">(requires additional confirmation; will attempt to bypass protections)</text:span><text:span text:style-name="T79">:</text:span><text:line-break/>&amp;destroy $exp_object <text:span text:style-name="T85">noexplosion</text:span></text:p>
      <text:p text:style-name="P45">Reading a Text from the Text DB<text:line-break/>&amp;readtext $Page_id $t_id <text:span text:style-name="T85">&lt;output_method&gt;</text:span></text:p>
      <text:p text:style-name="P45">Ingame Help Command (depracted):<text:line-break/>&amp;help <text:span text:style-name="T85">&lt;topic&gt;</text:span></text:p>
      <text:p text:style-name="P45"><text:span text:style-name="T18">Copying an existing Object (WiP; not working yet):<text:line-break/>&amp;copyobject </text:span><text:span text:style-name="T20">(unsure about Syntax)</text:span></text:p>
      <text:p text:style-name="P45">Print all UI events that happen to the Console (except 'Frame_Advanced' and 'chatwindow_opened'):<text:line-break/>&amp;watchui <text:span text:style-name="T85">&lt;stop&gt;</text:span></text:p>
      <text:p text:style-name="P45">Print all Events that happen for a certain Object (not all implemented yet; only complete if the watched object is the event.object):<text:line-break/>&amp;watch_event_object $exp_object<text:span text:style-name="T34">|stop</text:span></text:p>
      <text:p text:style-name="P45"><text:span text:style-name="T2">Enable/Disable</text:span><text:span text:style-name="T20"> additional internal Output:<text:line-break/>&amp;debugmode</text:span></text:p>
      <text:p text:style-name="P34"><text:span text:style-name="T80">Do certain Actions on Cues (can be used to force or re-start missions; be careful, can break stuff):</text:span><text:span text:style-name="T18"><text:line-break/>&amp;cue &lt;action&gt; $exp_cue </text:span><text:span text:style-name="T86">$exp_param</text:span></text:p>
      <text:p text:style-name="P34"><text:span text:style-name="T80">Unlock certain commands that are considered dangerous (description marked in red above):</text:span><text:span text:style-name="T18"><text:line-break/>&amp;unlock</text:span></text:p>
      <text:p text:style-name="P28"/>
      <text:p text:style-name="P35"><text:span text:style-name="T18">Color Explaination:</text:span></text:p>
      <text:p text:style-name="P35"><text:span text:style-name="T21">Commands and their Calls:</text:span><text:span text:style-name="T18"><text:line-break/></text:span><text:span text:style-name="T80">Actions that can be dangerous to continuing use of Savegames (will mark the Player Characters name with a red # )</text:span><text:span text:style-name="T27"><text:line-break/></text:span><text:span text:style-name="T86">Optional Parameter that can be omited if not needed</text:span><text:span text:style-name="T27"><text:line-break/></text:span><text:span text:style-name="T89">Optional Parameter that can be omited or repeated if wanted</text:span></text:p>
      <text:p text:style-name="P58"><text:span text:style-name="T18">Output to the Console:<text:line-break/></text:span><text:span text:style-name="T73">Repeat of the Command (safe Commands)</text:span><text:span text:style-name="T18"><text:line-break/></text:span><text:span text:style-name="T80">Repeat of the Command (non-safe Commands)</text:span><text:span text:style-name="T18"><text:line-break/></text:span><text:span text:style-name="T84">Standard Output</text:span><text:span text:style-name="T18"><text:line-break/></text:span><text:span text:style-name="T83">Debug Output (usually hidden)</text:span><text:span text:style-name="T18"><text:line-break/></text:span><text:span text:style-name="T76">Help/Info Output</text:span></text:p>
      <text:h text:style-name="P17" text:outline-level="1"><text:bookmark-start text:name="__RefHeading___Toc537_3332779441"/>Expression Syntax Explaination<text:bookmark-end text:name="__RefHeading___Toc537_3332779441"/></text:h>
      <text:p text:style-name="P33">Expressions <text:span text:style-name="T38">in this Console are </text:span><text:span text:style-name="T43">used as Input for most Commands, and are</text:span><text:span text:style-name="T38"> very similar to the Expressions in the Scripting Languages (aiscript and md) since they are based on them, though there are some differences and pelicularities </text:span><text:span text:style-name="T39">which will be pointed out</text:span><text:span text:style-name="T38">. </text:span><text:span text:style-name="T77">For example ut_console does not use { } (curly brackets) at all, but some properties require it internally.</text:span><text:span text:style-name="T38"><text:line-break/></text:span><text:span text:style-name="T51">Basically it is a Chain of Properties seperated by dots ( . ), starting with a Root property and <text:s/>with each step you get a certain property of the previous result.</text:span></text:p>
      <text:p text:style-name="P39"><text:span text:style-name="T44">Additionally some commands might take their own „Root Properties“ to differ between diffrent types of input values. This has nothing to do with </text:span><text:span text:style-name="T10">the</text:span><text:span text:style-name="T44"> property chain though, it is just to </text:span><text:span text:style-name="T51">d</text:span><text:span text:style-name="T44">iffer between possible input values. They might start with a property chain from the second step onwards if applicable, </text:span><text:span text:style-name="T45">but often just take a single value here</text:span><text:span text:style-name="T44">.</text:span></text:p>
      <text:h text:style-name="P19" text:outline-level="2"><text:bookmark-start text:name="__RefHeading___Toc645_3332779441"/>Object References<text:bookmark-end text:name="__RefHeading___Toc645_3332779441"/></text:h>
      <text:p text:style-name="P5">Objects can be referenced with many methods. This can happen at the start of a property chain, or even in the middle of it if it makes sense in context. Possible ways to reference Objects are: <text:span text:style-name="T77">These references are only valid in <text:s/>my Console and do not apply to the xml scripting languages.</text:span></text:p>
      <text:p text:style-name="P5"/>
      <text:p text:style-name="P5">ABC-123<text:tab/><text:tab/><text:tab/><text:tab/>Its idcode. Note that i consider the idcode non-unique, but its easy to use. Will <text:span text:style-name="T43">always</text:span> use the first <text:tab/><text:tab/><text:tab/><text:tab/><text:tab/>match, but <text:span text:style-name="T43">additionally </text:span>output an error <text:span text:style-name="T43">to the Console</text:span> if other matches are found.</text:p>
      <text:p text:style-name="P5">0x1234<text:tab/>(hex id)<text:tab/><text:tab/><text:tab/>Its Object identifier, that is unique within a game session. Note that its not persistent over sessions.<text:line-break/>12345<text:tab/>(decimal id)<text:tab/><text:tab/>(might change when loading a game) Can be entered in any supported numeric form.</text:p>
      <text:p text:style-name="P3">$console_var<text:tab/><text:tab/><text:tab/>If you set a console Var before you can <text:span text:style-name="T39">use it as Object reference if it contains an Object.</text:span></text:p>
      <text:p text:style-name="P6"><text:span text:style-name="T4">p</text:span><text:span text:style-name="T38">target<text:tab/><text:tab/><text:tab/><text:tab/>player target</text:span></text:p>
      <text:p text:style-name="P3">gtarget<text:tab/><text:tab/><text:tab/><text:tab/>guidance target</text:p>
      <text:p text:style-name="P3">atarget<text:tab/><text:tab/><text:tab/><text:tab/>player autopilot target</text:p>
      <text:p text:style-name="P3">pcontainer<text:tab/><text:tab/><text:tab/>player container (ship or station)<text:line-break/>pobject</text:p>
      <text:p text:style-name="P4">htargets<text:tab/><text:tab/><text:tab/><text:tab/>Holomap Targets <text:span text:style-name="T40">(Not yet used by any command)</text:span></text:p>
      <text:p text:style-name="P4">mapobjects<text:tab/><text:tab/><text:tab/>Holomap Visible Objects <text:span text:style-name="T40">(Not yet used by any command)</text:span></text:p>
      <text:h text:style-name="P23" text:outline-level="2"><text:bookmark-start text:name="__RefHeading___Toc647_3332779441"/>Root Properties<text:bookmark-end text:name="__RefHeading___Toc647_3332779441"/></text:h>
      <text:p text:style-name="P30"><text:span text:style-name="T38">The following </text:span><text:span text:style-name="T43">S</text:span><text:span text:style-name="T38">tart </text:span><text:span text:style-name="T6">P</text:span><text:span text:style-name="T38">roperties are available: </text:span><text:span text:style-name="T77">(most of them are taken directly from the xml scripting languages unledd indicated otherwise)</text:span></text:p>
      <text:p text:style-name="P2">Object references<text:tab/><text:tab/><text:tab/>see above for explaination <text:span text:style-name="T77">(ut_console only)</text:span></text:p>
      <text:p text:style-name="P61">$console_var<text:tab/><text:tab/><text:tab/>If you set a console Var before you can access it as root property <text:span text:style-name="T77">(ut_console only)</text:span></text:p>
      <text:p text:style-name="P2">null<text:tab/><text:tab/><text:tab/><text:tab/>simply a null if you need it</text:p>
      <text:p text:style-name="P2"><text:span text:style-name="T62">t</text:span>rue<text:tab/><text:tab/><text:tab/><text:tab/>actually numeric 1</text:p>
      <text:p text:style-name="P2">false<text:tab/><text:tab/><text:tab/><text:tab/>numeric 0 in this case</text:p>
      <text:p text:style-name="P61">component.&lt;number&gt;<text:tab/><text:tab/><text:tab/>The Component/object referenced by the following numeric identifier. Use this if the autodetect fails,<text:line-break/>object.&lt;number&gt;<text:tab/><text:tab/><text:tab/>or if you want to start an expression chain with such an object. <text:span text:style-name="T77">(ut_console omits the {} )</text:span></text:p>
      <text:p text:style-name="P2">gameparam.&lt;param&gt;<text:tab/><text:tab/><text:tab/>Reading from the game params (Startup params?) - not sure yet what this is..</text:p>
      <text:p text:style-name="P2">param.&lt;groupname&gt;.&lt;paramname&gt;<text:tab/>reading scriptparams data from libraries/parameters.xml</text:p>
      <text:p text:style-name="P2">macro.&lt;macroid&gt;<text:tab/><text:tab/><text:tab/>getting a macro via its id as starting point</text:p>
      <text:p text:style-name="P2">md.&lt;scriptname&gt;.&lt;cuename&gt;<text:tab/><text:tab/>getting an MD cue via its Script and Cuename. Can be used further for remote var <text:span text:style-name="T39">reading</text:span></text:p>
      <text:p text:style-name="P5">mdvar.$varname<text:tab/><text:tab/><text:tab/>getting an MD var via its name. Equal function to md.$varname in the game scripts.</text:p>
      <text:p text:style-name="P9"><text:span text:style-name="T5">g</text:span><text:span text:style-name="T41">lobal.$varname<text:tab/><text:tab/><text:tab/>getting a global var by its name</text:span></text:p>
      <text:p text:style-name="P7">faction.&lt;factionname&gt;<text:tab/><text:tab/><text:tab/>getting a faction by its name</text:p>
      <text:p text:style-name="P7">tag.&lt;tagname&gt;<text:tab/><text:tab/><text:tab/>getting a tag by its name. Will never fail since the tag is created if it doesnt exist yet.</text:p>
      <text:p text:style-name="P7">ware.&lt;warename&gt;<text:tab/><text:tab/><text:tab/>getting a ware by its name</text:p>
      <text:p text:style-name="P7">R.&lt;number&gt;<text:tab/><text:tab/><text:tab/>getting the result of a previous expression in the same command (as in Repeat X; mus<text:span text:style-name="T61">t</text:span> be supported <text:tab/><text:tab/><text:tab/><text:tab/>by each command <text:span text:style-name="T61">individually</text:span>)</text:p>
      <text:p text:style-name="P7"/>
      <text:p text:style-name="P7">Following here are more root properties, but i consider them less useful for use in this Console, so i will save myself the explaination. Also they are largely untested and might not work.</text:p>
      <text:p text:style-name="P7">position.&lt;x&gt;.&lt;y&gt;.&lt;z&gt;<text:tab/><text:tab/>vector.&lt;x&gt;.&lt;y&gt;.&lt;z&gt;<text:tab/><text:tab/>rotation.&lt;yaw&gt;.&lt;pitch&gt;.&lt;roll&gt;<text:tab/><text:tab/>readtext.&lt;pageid&gt;.<text:span text:style-name="T78">&lt;</text:span>tid&gt;</text:p>
      <text:p text:style-name="P7">stat.&lt;statname&gt;<text:tab/><text:tab/>userdata.&lt;userdataentry&gt;<text:tab/>userdatasigned.&lt;userdataentry&gt;<text:tab/>terraforming.&lt;entries …..</text:p>
      <text:p text:style-name="P7">lookup.&lt;category&gt;<text:tab/><text:tab/>assignment.&lt;assignment&gt;<text:tab/>controlpost.&lt;controlpost&gt;<text:tab/><text:tab/>entityrole.&lt;entityrole&gt;</text:p>
      <text:p text:style-name="P7">entitytype.&lt;entitytype&gt;<text:tab/>notification.&lt;type&gt;<text:tab/><text:tab/>race.&lt;race&gt;<text:tab/><text:tab/><text:tab/>unlock.&lt;type&gt;</text:p>
      <text:p text:style-name="P7">warebasket.&lt;id&gt;<text:tab/><text:tab/>waregroup.&lt;id&gt;<text:tab/><text:tab/>attention.&lt;level&gt;<text:tab/><text:tab/><text:tab/>relationchangereason.&lt;reason&gt;</text:p>
      <text:p text:style-name="P7">killmethod.&lt;method&gt;<text:tab/><text:tab/>unitcategory.&lt;category&gt;<text:tab/>deployablecategory.&lt;category&gt;<text:tab/><text:tab/>command.&lt;command&gt;</text:p>
      <text:p text:style-name="P8">commandaction.&lt;action&gt;<text:tab/>activity.&lt;activity&gt;<text:tab/><text:tab/>skilltype.&lt;skill&gt;<text:tab/><text:tab/><text:tab/>controlposition.&lt;position&gt;</text:p>
      <text:p text:style-name="P8">formationshape.<text:span text:style-name="T42">&lt;shape&gt;<text:tab/></text:span>level.<text:span text:style-name="T42">&lt;level&gt;<text:tab/><text:tab/></text:span>alertlevel.<text:span text:style-name="T42">&lt;level&gt;<text:tab/><text:tab/><text:tab/></text:span>roompopulationtype.<text:span text:style-name="T42">&lt;type&gt;</text:span></text:p>
      <text:p text:style-name="P8">purpose.<text:span text:style-name="T42">&lt;purpose&gt;<text:tab/><text:tab/></text:span>controlpaneltype.<text:span text:style-name="T42">&lt;type&gt;<text:tab/></text:span>signalleaktype.<text:span text:style-name="T42">&lt;type&gt;<text:tab/><text:tab/></text:span>boardingbehaviour.<text:span text:style-name="T42">&lt;</text:span>behaviour<text:span text:style-name="T42">&gt;</text:span></text:p>
      <text:p text:style-name="P8">boardingphase.<text:span text:style-name="T42">&lt;phase&gt;<text:tab/></text:span>blacklisttype.<text:span text:style-name="T42">&lt;type&gt;<text:tab/><text:tab/></text:span>blacklistgroup.<text:span text:style-name="T42">&lt;group&gt;<text:tab/><text:tab/></text:span>waretransport.<text:span text:style-name="T42">&lt;</text:span>waretransport<text:span text:style-name="T42">&gt;</text:span></text:p>
      <text:p text:style-name="P8">orderstate.<text:span text:style-name="T42">&lt;state&gt;<text:tab/><text:tab/></text:span>moodlevel.<text:span text:style-name="T42">&lt;level&gt;<text:tab/><text:tab/></text:span>weaponmode.<text:span text:style-name="T42">&lt;mode&gt;<text:tab/><text:tab/></text:span>dronemode.<text:span text:style-name="T42">&lt;mode&gt;</text:span></text:p>
      <text:p text:style-name="P8">dockstate.<text:span text:style-name="T42">&lt;state&gt;<text:tab/><text:tab/></text:span>shiptype.<text:span text:style-name="T42">&lt;type&gt;<text:tab/><text:tab/></text:span>stationtype.<text:span text:style-name="T42">&lt;type&gt;<text:tab/><text:tab/><text:tab/></text:span>roomtype.<text:span text:style-name="T42">&lt;type&gt;</text:span></text:p>
      <text:p text:style-name="P8">regiongroup.<text:span text:style-name="T42">&lt;group&gt;<text:tab/><text:tab/></text:span>flightbehaviour.<text:span text:style-name="T42">&lt;</text:span>behaviour<text:span text:style-name="T42">&gt;<text:tab/></text:span>flightcontrolmodel.<text:span text:style-name="T42">&lt;</text:span>flightcontrolmodel<text:span text:style-name="T42">&gt;<text:tab/></text:span>objective.<text:span text:style-name="T42">&lt;</text:span>objective<text:span text:style-name="T42">&gt;</text:span></text:p>
      <text:p text:style-name="P8">missiontype.<text:span text:style-name="T42">&lt;type&gt;</text:span><text:tab/><text:tab/>missiongroup.<text:span text:style-name="T42">&lt;group&gt;</text:span><text:tab/>cuestate.<text:span text:style-name="T42">&lt;group&gt;</text:span><text:tab/><text:tab/><text:tab/>quota.<text:span text:style-name="T42">&lt;</text:span>quota<text:span text:style-name="T42">&gt;</text:span></text:p>
      <text:h text:style-name="P24" text:outline-level="2"><text:bookmark-start text:name="__RefHeading___Toc365_1114316121"/><text:span text:style-name="T51">Standard </text:span>Properties<text:bookmark-end text:name="__RefHeading___Toc365_1114316121"/></text:h>
      <text:p text:style-name="P32"><text:span text:style-name="T43">The following properties can be evaluated on each step. Th</text:span><text:span text:style-name="T51">ese here are entirely</text:span><text:span text:style-name="T43"> based on what is available in the scriptproperties.html but especially the <text:s/>Properties with Pseudo Data Types/using two steps at once are often not yet implemented. Please refer to said the scriptproperties.html to know what is available for a certain data type/at a certain point in the chain </text:span><text:span text:style-name="T46">and also what each property is. The Order chosen in this rundown schould mostly match the order o</text:span><text:span text:style-name="T8">f</text:span><text:span text:style-name="T46"> an </text:span><text:span text:style-name="T48">unsorted</text:span><text:span text:style-name="T46"> scriptproperties.html (because this groups related properties nicely)</text:span></text:p>
      <text:p text:style-name="P36"><text:span text:style-name="T43">exists<text:tab/><text:tab/>isoperational<text:tab/>iswreck<text:tab/><text:tab/>isconstruction<text:tab/>issurfaceelement<text:tab/>canbeattacked<text:tab/>extension<text:line-break/>isextensionpersonal<text:tab/>class<text:tab/><text:tab/>realclass<text:tab/><text:tab/>state<text:tab/><text:tab/>macro<text:tab/><text:tab/>grouptag<text:tab/><text:tab/>parent<text:line-break/>container<text:tab/><text:tab/>controllable<text:tab/>defensible<text:tab/>object<text:tab/>ship<text:tab/><text:tab/>station<text:tab/><text:tab/>cluster<text:tab/><text:tab/>sector<text:line-break/>zone<text:tab/><text:tab/>room</text:span><text:span text:style-name="T7"><text:tab/><text:tab/></text:span><text:span text:style-name="T43">module<text:tab/><text:tab/>canbelivestreamed<text:tab/>isinternallystored<text:tab/>generationseed<text:tab/>seed<text:line-break/>name<text:tab/><text:tab/>rawname<text:tab/><text:tab/>knownname<text:tab/>hasbeenrenamed<text:tab/>debugname<text:tab/>position<text:tab/><text:tab/>rotation<text:line-break/>velocity<text:tab/><text:tab/>speed<text:tab/><text:tab/>relvelocity<text:tab/><text:tab/>relspeed<text:tab/><text:tab/>attention<text:tab/><text:tab/>size<text:tab/><text:tab/>length<text:line-break/>height<text:tab/><text:tab/>width<text:tab/><text:tab/>owner<text:tab/><text:tab/>coverowner<text:tab/>trueowner<text:tab/><text:tab/>isplayerowned<text:tab/>isownerless<text:line-break/>isknown<text:tab/>isrelationchangedisabled<text:tab/>wares<text:tab/><text:tab/>revealedpercentage<text:tab/>scannedlevel<text:tab/>gravidarfactor<text:tab/>secrecylevel<text:line-break/>isactive<text:tab/><text:tab/>isphysicsready<text:tab/>canbedismantled<text:tab/>isfunctiona<text:tab/>ishackabl<text:tab/><text:tab/>isindestructible<text:tab/>ishacked<text:line-break/>ishullunrepairable<text:tab/>isrepairable<text:tab/>isinvulnerable<text:tab/>isshieldunrepairable<text:tab/>ismodular<text:tab/><text:tab/>hull<text:tab/><text:tab/>maxhull<text:line-break/>hullpercentage<text:tab/>shield<text:tab/><text:tab/>maxshield<text:tab/><text:tab/>shieldpercentage<text:tab/>drop<text:tab/><text:tab/>canclaimownership<text:tab/>hasstorage<text:line-break/>modulesets<text:tab/>makerraces<text:tab/>primarypurpose<text:tab/>ismilitary<text:tab/><text:tab/>threatscore<text:tab/>lastattacker<text:tab/>lastattacktime<text:line-break/>isinliveview<text:tab/>currentradarrange<text:tab/>maxradarrange<text:tab/>formationleader<text:tab/>currentformationwingmen<text:tab/><text:tab/>idcode<text:line-break/>isformationleader<text:tab/>isformationwingman<text:tab/>iscommandeerable<text:tab/>iscommandeered<text:tab/>isgodobject<text:tab/>isgodobjectentry<text:tab/>godentry<text:line-break/>isgodshipentry<text:tab/>isgodstationentry<text:tab/>isgodproductionentry<text:tab/>isgamestartgodentry<text:tab/><text:tab/>isrespawnablegodobject<text:line-break/>godentryname<text:tab/>godentrytags<text:tab/>ismasstraffic<text:tab/>ishighwaytraffic<text:tab/>istemptraffic<text:tab/>iszonechangepending<text:line-break/>numwaypoints<text:tab/>region<text:tab/><text:tab/>ismission<text:tab/><text:tab/>missioncue<text:tab/>suspicious<text:tab/>isradarvisible<text:line-break/>canbepickedup<text:tab/>canbetowed<text:tab/>tugship<text:tab/><text:tab/>throttle<text:tab/><text:tab/>value<text:tab/><text:tab/>buildresourcevalue<text:tab/>repairprice<text:line-break/>numsignalleakslots<text:tab/>scuttleeffect<text:tab/>isonlineobject<text:tab/>isvisitor<text:tab/>isvisitormissionobject<text:tab/>venture<text:tab/><text:tab/>venturename<text:line-break/>masstrafficstartobject<text:tab/>masstrafficendobject<text:tab/>hasenginemod<text:tab/>haspaintmod<text:tab/>isunit<text:tab/><text:tab/>isdeployable<text:tab/>unitcategory<text:line-break/>deployablecategory<text:tab/>formationshape<text:tab/>formationradius<text:tab/>isformationrolling<text:tab/>isformationrollmembers<text:tab/>formationmaxshipsperline<text:line-break/>isinhazardousregion<text:tab/><text:tab/>isatnavigableposition<text:tab/>accesslicence<text:tab/>accessrestricted<text:tab/>canberecycled<text:line-break/>dismantlingobject<text:tab/>salvageclaimants<text:tab/>isdatavault<text:tab/>islandmark<text:tab/>isfriendfoe<text:tab/><text:tab/>friendlist<text:tab/><text:tab/>foelist<text:line-break/>target<text:tab/><text:tab/>isarmed<text:tab/><text:tab/>safetydistance<text:tab/>pilot<text:tab/><text:tab/>assignedpilot<text:tab/>aipilot<text:tab/><text:tab/>assignedaipilot<text:line-break/>defencenpc<text:tab/>tradenpc<text:tab/><text:tab/>tradecomputer<text:tab/>engineer<text:tab/><text:tab/>shiptrader<text:tab/><text:tab/>shadyguy<text:tab/><text:tab/>roleentities<text:line-break/>isnpcassignmentrestricted<text:tab/><text:tab/>order<text:tab/><text:tab/>nextorder<text:tab/><text:tab/>defaultorder<text:tab/>orders<text:tab/><text:tab/>buildorders<text:line-break/>tradeorders<text:tab/>hasorderloop<text:tab/>commander<text:tab/>toplevelcommander<text:tab/>assignment<text:tab/>commanderentity<text:line-break/>activesubordinategroupids<text:tab/><text:tab/>subordinates<text:tab/>subordinategroupdockoverride<text:tab/><text:tab/>subordinategroupid<text:line-break/>subordinategroupprotectedsector<text:tab/>subordinategroupprotectedposition<text:tab/>subordinategroupreinforcefleet<text:line-break/>subordinategroupresupplyatfleet<text:tab/>subordinategroupattackonsight<text:tab/>allsubordinates<text:tab/>allcommanders<text:tab/>controlroom<text:line-break/>haswalkableroom<text:tab/>canhavedynamicinterior<text:tab/><text:tab/>hasscanner<text:tab/>longrange<text:tab/><text:tab/>maxscanlevel<text:tab/>combinedskill<text:line-break/>iscapturable<text:tab/>boardingoperation<text:tab/>boardingoperations<text:tab/>boardingbehaviour<text:tab/>allmarinesdispatched<text:tab/>boardingresistance<text:line-break/>baseboardingresistance<text:tab/><text:tab/>boardingstrength<text:tab/>constructionsequence<text:tab/>defencedronemode<text:tab/><text:tab/>loadoutlevel<text:line-break/>rawloadoutlevel<text:tab/>minloadoutlevel<text:tab/>loadoutvariation<text:tab/>loadout<text:tab/><text:tab/>hasarmeddefencedrones<text:tab/>hasarmedminingdrones<text:line-break/>hasarmedtransportdrones<text:tab/><text:tab/>miningdronemode<text:tab/>transportdronemode<text:tab/>isenemylockingon<text:tab/>ismissileincoming<text:tab/>hasweaponmod<text:line-break/>hasshieldmod<text:tab/>productions<text:tab/>storagemodules<text:tab/>buildmodules<text:tab/>processingmodules<text:tab/>dockareas<text:tab/>piers<text:line-break/>habitationmodules<text:tab/>welfaremodules<text:tab/>defencemodules<text:tab/>connectionmodules<text:tab/>buildmodule<text:tab/>buildprocessor<text:tab/>buildprocessors<text:line-break/>freebuildprocessor<text:tab/>freebuildprocessors<text:tab/>dismantletarget<text:tab/>isdismantlingassignedobject<text:tab/>claimedsalvage<text:tab/>haswaveprotection<text:line-break/>hasmasstraffic<text:tab/>buildingmodule<text:tab/>buildingprocessor<text:tab/>build<text:tab/><text:tab/>buildanchor<text:tab/>canbuildships<text:tab/>canequipships<text:line-break/>cansupplyships<text:tab/>hasplannedconstruction<text:tab/><text:tab/>cargo<text:tab/><text:tab/>products<text:tab/><text:tab/>research<text:tab/><text:tab/>dockingenabled<text:line-break/>originalproduct<text:tab/>resources<text:tab/><text:tab/>supplyresources<text:tab/>tradewares<text:tab/>buyprices<text:tab/><text:tab/>sellprices<text:tab/><text:tab/>buildbuyprices<text:line-break/>buildsellprices<text:tab/>waretransport<text:tab/>productionmoney<text:tab/>wantedmoney<text:tab/>istraderestricted<text:tab/>hastradesubscription<text:line-break/>haspermanenttradesubscription<text:tab/>supplies<text:tab/><text:tab/>supplyorders<text:tab/>money<text:tab/><text:tab/>hasownaccount<text:tab/>isaccountholder<text:line-break/>minbudget<text:tab/>maxbudget<text:tab/>buildpricefactor<text:tab/>tradewaremoney<text:tab/>spawntime<text:tab/>type<text:tab/><text:tab/>typename<text:line-break/>numfreeactorslots<text:tab/>actors<text:tab/><text:tab/>assigneddock<text:tab/>docksize<text:tab/><text:tab/>dock<text:tab/><text:tab/>dockslot<text:tab/>hidecargochance<text:line-break/>maxspeed<text:tab/>maxyawspeed<text:tab/>maxpitchspeed<text:tab/>maxrollspeed<text:tab/>speedlimit<text:tab/><text:tab/>canenterhighway<text:tab/>parkedat<text:line-break/>pickedupobject<text:tab/>regiondamageprotection<text:tab/>job<text:tab/>jobname<text:tab/><text:tab/>isjobship<text:tab/><text:tab/>isrequestedjobship<text:tab/>jobexpired<text:line-break/>jobcommander<text:tab/>jobmainsector<text:tab/>jobmainzone<text:tab/>encounterid<text:tab/>isencountership<text:tab/>constructionmodule<text:tab/>warebasket<text:line-break/>isdeployedconstructionvessel<text:tab/><text:tab/>iscapitalship<text:tab/>islasertower<text:tab/>canhaveattackablemodules<text:tab/><text:tab/>hasshipmod<text:line-break/>canbeclaimed<text:tab/>issupplyship<text:tab/>movementrefobject<text:tab/>environment<text:tab/>cantowobjects<text:tab/>towedobject<text:line-break/>takesregiondamage<text:tab/>oxygenempty<text:tab/>oxygenlow<text:tab/>oxygenpercentage<text:tab/>oxygentimeremaining<text:tab/><text:tab/>buildstorage<text:line-break/>canhavebuildstorage<text:tab/><text:tab/>istradestation<text:tab/>isshipyard<text:tab/><text:tab/>iswharf<text:tab/><text:tab/>isequipmentdock<text:tab/>isdefencestation<text:line-break/>isrecyclingfacility<text:tab/>ispiratebase<text:tab/>isheadquarters<text:tab/>isfactionheadquarters<text:tab/><text:tab/>isplannedshipyard<text:tab/>splannedwharf<text:line-break/>isplannedequipmentdock<text:tab/><text:tab/>isplanneddefencestation<text:tab/>isplannedrecyclingfacility<text:tab/>isscheduledfordeconstruction<text:line-break/>isguided<text:tab/><text:tab/>destinations<text:tab/>istransitiondestination<text:tab/><text:tab/>istransitionsource<text:tab/>launcher<text:tab/><text:tab/>destination<text:line-break/>exit<text:tab/><text:tab/>isaccelerator<text:tab/>entryhighway<text:tab/>exithighway<text:tab/>waitingship<text:tab/>highway<text:tab/><text:tab/>entry<text:line-break/>sequence<text:tab/><text:tab/>islocked<text:tab/><text:tab/>ispartiallyunlocked<text:tab/>isunlocked<text:tab/>isadvanced<text:tab/>currentyield<text:tab/>maxyield<text:line-break/>rarity<text:tab/><text:tab/>unbundle<text:tab/><text:tab/>isdroppedcontainer<text:tab/>blueprints<text:tab/><text:tab/>base<text:tab/><text:tab/>ispersistent<text:tab/>isprivate<text:line-break/>rooms<text:tab/><text:tab/>isbusy<text:tab/><text:tab/>isbuilding<text:tab/><text:tab/>buildmacros<text:tab/>constructingcomponents<text:tab/>constructingmodule<text:line-break/>requiresconstructionvessel<text:tab/><text:tab/>mayrequireconstructionvessel<text:tab/><text:tab/>iswaitingforconstructionvessel<text:tab/>iswaitingforresources<text:line-break/>iswaitingforstorage<text:tab/>constructionvessel<text:tab/>constructionvesseldeployed<text:tab/><text:tab/>elapsedtime<text:tab/>elapsedsteptime<text:tab/>steptime<text:line-break/></text:span><text:soft-page-break/><text:span text:style-name="T43">totaltime<text:tab/><text:tab/>canabortbuild<text:tab/>queuedbuild<text:tab/>currentslotresources<text:tab/>stepresources<text:tab/>laststepresources<text:line-break/>neededslotresources<text:tab/>neededsequenceresources<text:tab/>recycled<text:tab/><text:tab/>isventuremodule<text:tab/>venturedocks<text:tab/>ventureships<text:line-break/>numpierdocks<text:tab/>isproducing<text:tab/>ispaused<text:tab/><text:tab/>ispausedmanually<text:tab/>furnacestartpos<text:tab/>requireditems<text:tab/>iswalkable<text:line-break/>dockarea<text:tab/><text:tab/>walkablemodule<text:tab/>dynamicinterior<text:tab/>freemissionactorslot<text:tab/>slotcontext<text:tab/>assignedship<text:tab/>pier<text:line-break/>docked<text:tab/><text:tab/>external<text:tab/><text:tab/>isstorage<text:tab/><text:tab/>isdockingallowed<text:tab/>isunitdockingallowed<text:tab/>isundockingallowed<text:line-break/>isunitundockingallowed<text:tab/><text:tab/>todockpos<text:tab/>launchpos<text:tab/>dockstate<text:tab/><text:tab/>isbuildingallowed<text:tab/>istradingallowed<text:line-break/>isplayeronly<text:tab/>isventureronly<text:tab/>ventureplatform<text:tab/>hasentrypos<text:tab/>entrypos<text:tab/><text:tab/>hasexitpos<text:tab/>exitpos<text:line-break/>economy<text:tab/><text:tab/>security<text:tab/><text:tab/>sunlight<text:tab/><text:tab/>god<text:tab/><text:tab/>jobs<text:tab/>isexclusiveforextensionjobs<text:tab/>factionlogic<text:line-break/>locationtags<text:tab/>alllocationtags<text:tab/>yieldthresholds<text:tab/>representatives<text:tab/>isnormalcluster<text:tab/>ispresentation<text:tab/>systemid<text:line-break/>planets<text:tab/>averagedistancetolockbox<text:tab/>averagemaxyield<text:tab/>iscontested<text:tab/>contestingfactions<text:tab/>hasgravidarobscuringregion<text:line-break/>hashazardousregion<text:tab/>containsthewave<text:tab/>waveprotectionresources<text:tab/>policefaction<text:tab/>typicallockboxmacro<text:tab/>coreposition<text:line-break/>coresize<text:tab/><text:tab/>adjacentzones<text:tab/>haspriority<text:tab/>istempzone<text:tab/>isnormalzone<text:tab/>islocalhighway<text:tab/>issuperhighway<text:line-break/>isdisabled<text:tab/><text:tab/>origin<text:tab/><text:tab/>junctions<text:tab/><text:tab/>entryjumpgate<text:tab/>exitjumpgate<text:tab/>closestpointtoplayer<text:tab/>customhandler<text:line-break/>controlpost<text:tab/>role<text:tab/><text:tab/>roleobject<text:tab/><text:tab/>titleoverride<text:tab/>iconoverride<text:tab/>occupationname<text:tab/>icon<text:line-break/>race<text:tab/><text:tab/>page<text:tab/><text:tab/>isfemale<text:tab/><text:tab/>isavatar<text:tab/><text:tab/>iscommable<text:tab/>ismissionactor<text:line-break/>isremotecommable<text:tab/>iscontrolentity<text:tab/>isintransit<text:tab/></text:span><text:span text:style-name="T9"><text:tab/></text:span><text:span text:style-name="T43">istransferscheduled<text:tab/>istemporary<text:tab/>ishidden<text:tab/><text:tab/>podarrivaltime<text:line-break/>roomslot<text:tab/><text:tab/>floortags<text:tab/><text:tab/>iswalking<text:tab/><text:tab/>slowwalkspeed<text:tab/>walkspeed<text:tab/>runspeed<text:tab/><text:tab/>isspeaking<text:line-break/>isinspeakrange<text:tab/>lastspeaktime<text:tab/>experienceprogress<text:tab/>neededexperience<text:tab/>controlled<text:tab/><text:tab/>assignedcontrolled</text:span><text:span text:style-name="T9"><text:tab/></text:span><text:span text:style-name="T43">spacesuit<text:line-break/>spacesuitmacro<text:tab/>inventory<text:tab/><text:tab/>stock<text:tab/><text:tab/>shouldinformplayer<text:tab/>shouldwarnplayer<text:tab/>istradecomputer<text:tab/>isshadyguy<text:line-break/>isindependent<text:tab/>tradesvisible<text:tab/>facecutscene<text:tab/>npctemplate<text:tab/>targetslot<text:tab/><text:tab/>currentchair<text:tab/>hasclothingmod<text:line-break/>hastool<text:tab/><text:tab/>isinconversation<text:tab/>isreadytofire<text:tab/>mode<text:tab/><text:tab/>isrepairing<text:tab/><text:tab/>ismining<text:tab/><text:tab/>iscombat<text:line-break/>barrelposition<text:tab/>component<text:tab/>tags<text:tab/><text:tab/>group<text:tab/><text:tab/>offset<text:tab/><text:tab/>staticoffset<text:tab/>staticrotation<text:line-break/>controlposition<text:tab/>available<text:tab/><text:tab/>buyer<text:tab/><text:tab/>seller<text:tab/><text:tab/>isbuyoffer<text:tab/><text:tab/>isselloffer<text:tab/><text:tab/>isoffer<text:line-break/>isorder<text:tab/><text:tab/>ware<text:tab/><text:tab/>amount<text:tab/><text:tab/>desiredamount<text:tab/>offeramountt<text:tab/>transferredamount<text:tab/>minamoun<text:line-break/>destroyedamount<text:tab/>volume<text:tab/><text:tab/>offervolume<text:tab/>minvolume<text:tab/>price<text:tab/><text:tab/>unitprice<text:tab/><text:tab/>minprice<text:line-break/>relativeprice<text:tab/>quantityfactor<text:tab/>hasdynamicprice<text:tab/>stocklevel<text:tab/><text:tab/>bundle<text:tab/><text:tab/>tradeoffer<text:tab/><text:tab/>buyfree<text:line-break/>sellfree<text:tab/><text:tab/>iswareexchange<text:tab/>isshiptoship<text:tab/>iscrewexchange<text:tab/>isbuyerpassive<text:tab/>issellerpassive<text:tab/>iscancelled<text:line-break/>isshipbuild<text:tab/>isrecycleshipbuild<text:tab/>isexpansion<text:tab/>isupgrade<text:tab/><text:tab/>issoftwareonlyupgrade<text:tab/><text:tab/>isrestock<text:line-break/>isshipmodification<text:tab/>isprocessing<text:tab/>buildobject<text:tab/>construction<text:tab/>faction<text:tab/><text:tab/>time<text:tab/><text:tab/>consumables<text:line-break/>boardee<text:tab/><text:tab/>attackers<text:tab/><text:tab/>approachingpods<text:tab/>boardingphase<text:tab/>boardingapproachthreshold<text:tab/>boardinginsertionthreshold<text:line-break/>description<text:tab/>minrelation<text:tab/>precursor<text:tab/><text:tab/>issellable<text:tab/><text:tab/>count<text:tab/><text:tab/>list<text:tab/><text:tab/>random<text:line-break/>id<text:tab/><text:tab/>script<text:tab/><text:tab/>canplayercancel<text:tab/>isinfinite<text:tab/><text:tab/>isinloop<text:tab/><text:tab/>isoverride<text:tab/><text:tab/>isrunning<text:line-break/>trade<text:tab/><text:tab/>operation<text:tab/><text:tab/>requiredskill<text:tab/>clone<text:tab/><text:tab/>last<text:tab/><text:tab/>randominrange<text:tab/>min<text:line-break/>max<text:tab/><text:tab/>average<text:tab/><text:tab/>x<text:tab/>y<text:tab/>z<text:tab/>yaw<text:tab/>pitch<text:tab/>roll<text:tab/>inverse<text:tab/><text:tab/>forward<text:line-break/>right<text:tab/><text:tab/>up<text:tab/><text:tab/>shortname<text:tab/>prefixname<text:tab/>spacename<text:tab/>homespacename<text:tab/>primaryrace<text:line-break/>knowntoplayer<text:tab/>defaultpolicefaction<text:tab/>coalition<text:tab/><text:tab/>teamname<text:tab/><text:tab/>customteamname<text:tab/>isrelationlocked<text:tab/>licences<text:line-break/>heldlicences<text:tab/>isaggressive<text:tab/>iseconomic<text:tab/>ispolice<text:tab/><text:tab/>isprotective<text:tab/>willclaimspace<text:tab/>representative<text:line-break/>headquarters<text:tab/>doesresupply<text:tab/>averageprice<text:tab/>maxprice<text:tab/><text:tab/>pricerange<text:tab/>transporttag<text:tab/>isinventory<text:line-break/>isammo<text:tab/><text:tab/>iscargo<text:tab/><text:tab/>iscrafting<text:tab/><text:tab/>isvolatile<text:tab/><text:tab/>isgift<text:tab/><text:tab/>israre<text:tab/><text:tab/>isdropallowed<text:line-break/>isresearchable<text:tab/>illegal<text:tab/><text:tab/>objectmacro<text:tab/>objectcount<text:tab/>ssoftware<text:tab/><text:tab/>isweaponmod<text:tab/>isenginemod<text:line-break/>isshieldmod<text:tab/>isshipmod<text:tab/><text:tab/>isequipmentmod<text:tab/>equipmentmodquality<text:tab/><text:tab/>ispaintmod<text:tab/>paintmodquality<text:line-break/>isclothingmod<text:tab/>clothingmodquality<text:tab/>isprocessed<text:tab/>table<text:tab/><text:tab/>free<text:tab/><text:tab/>capacity<text:tab/><text:tab/>purposemacro<text:line-break/>purposename<text:tab/>docksizes<text:tab/><text:tab/>productionvolume<text:tab/>consumptionvolume<text:tab/>cargocapacity<text:tab/>allowedowners<text:tab/>allowedwares<text:line-break/>maxrelation<text:tab/>enemy<text:tab/><text:tab/>active<text:tab/><text:tab/>version<text:tab/><text:tab/>static<text:tab/><text:tab/>staticbase<text:tab/><text:tab/>namespace<text:line-break/>library<text:tab/><text:tab/>isinstance<text:tab/><text:tab/>hasmissionoffer<text:tab/>hasmission<text:tab/>hasguidance<text:tab/>offerlocations<text:tab/>missiontype<text:line-break/>missionendtime<text:tab/>objective<text:tab/><text:tab/>objectiveendtime<text:tab/>actor<text:tab/><text:tab/>isnumeric<text:tab/><text:tab/>isstring<text:tab/><text:tab/>femalename<text:line-break/>pluralname<text:tab/>tag<text:tab/><text:tab/>hirable<text:tab/><text:tab/>tiers<text:tab/><text:tab/>skilltypes<text:tab/><text:tab/>maxmk<text:tab/><text:tab/>age<text:line-break/>occupiedship<text:tab/>platform<text:tab/><text:tab/>entity<text:tab/><text:tab/>galaxy<text:tab/><text:tab/>computer<text:tab/><text:tab/>activity<text:tab/><text:tab/>autopilottarget<text:line-break/>conversation<text:tab/>conversationactor<text:tab/>hasactivemission<text:tab/>activemissiontype<text:tab/>activemissionwaypoint<text:tab/>hasacceptedonlinemission<text:line-break/>isincontrolposition<text:tab/>scanlevel<text:tab/><text:tab/>debug<text:tab/><text:tab/>isscreenshotmode<text:tab/>screenshotmode<text:tab/>ismapeditoractive<text:line-break/>isinfullscreencutscene<text:tab/><text:tab/>isinfullscreenmenu<text:tab/>isvrversion<text:tab/>isvrmode<text:tab/><text:tab/>chardensity<text:tab/>modulename<text:line-break/>moduledescription<text:tab/>speakpriority<text:tab/></text:span><text:span text:style-name="T50">f</text:span><text:span text:style-name="T43">lightassist<text:tab/><text:tab/>isdockuiactive<text:tab/>hasemergencyeject<text:tab/>isemergencyejectactive<text:line-break/>shouldplayertaxiwaitforplayer<text:tab/><text:tab/>shouldplayershipswaitforplayer<text:tab/>isonline<text:tab/><text:tab/>canactivateliveview<text:line-break/>recommendedmodule<text:tab/><text:tab/>isgameover<text:tab/>index<text:tab/><text:tab/>element<text:tab/><text:tab/>key<text:tab/><text:tab/>null<text:line-break/>integer<text:tab/><text:tab/>largeint<text:tab/><text:tab/>float<text:tab/><text:tab/>angle<text:tab/><text:tab/>hitpoints<text:tab/><text:tab/>largefloat<text:tab/><text:tab/>cue<text:line-break/>keyword<text:tab/><text:tab/>xmlkeyword<text:tab/>componentstate<text:tab/>killmethod<text:tab/><text:tab/>relationchangereason<text:tab/><text:tab/>flightbehaviour<text:line-break/>flightcontrolmodel<text:tab/>entitytype<text:tab/><text:tab/>entityrole<text:tab/><text:tab/>skilltype<text:tab/><text:tab/>missiongroup<text:tab/>level<text:tab/><text:tab/>alertlevel<text:line-break/>command<text:tab/><text:tab/>commandaction<text:tab/>roompopulationtype<text:tab/>purpose<text:tab/><text:tab/>controlpaneltype<text:tab/>signalleaktype<text:tab/>blacklisttype<text:line-break/>blacklistgroup<text:tab/>moodlevel<text:tab/><text:tab/>orderstate<text:tab/><text:tab/>datatype<text:tab/><text:tab/>cuestate<text:tab/><text:tab/>notification<text:tab/>string<text:line-break/>componentslot<text:tab/>licence<text:tab/><text:tab/>vector<text:tab/><text:tab/>quadrant<text:tab/><text:tab/>unlock<text:tab/><text:tab/>weaponmode<text:tab/>dronemode<text:line-break/>shiptype<text:tab/><text:tab/>stationtype<text:tab/>roomtype<text:tab/><text:tab/>regiongroup<text:tab/>none<text:tab/><text:tab/>down<text:tab/><text:tab/>left<text:line-break/>front<text:tab/><text:tab/>back<text:tab/><text:tab/>param<text:tab/><text:tab/>param2<text:tab/><text:tab/>param3</text:span></text:p>
      <text:h text:style-name="P22" text:outline-level="2"><text:bookmark-start text:name="__RefHeading___Toc435_1114316121"/>Special Properties<text:bookmark-end text:name="__RefHeading___Toc435_1114316121"/></text:h>
      <text:p text:style-name="P37">These Properties are not part of the original Property Chain Syntax, but they emulate other functions of the Scripting Language that might be useful. Namely Type conversions and such stuff.</text:p>
      <text:p text:style-name="P41">$variable<text:tab/><text:tab/><text:tab/><text:tab/><text:tab/><text:tab/><text:span text:style-name="T53">Internal Call: $currentStep.{</text:span><text:span text:style-name="T13">$</text:span><text:span text:style-name="T53">nextStep}</text:span><text:line-break/>=&gt; if the current result is a a Cue, Entity or Table wit will read a Variable off them (Cue Variable, Entity Blackboard Var, Table Value from a Key) - <text:tab/>baiscally the same syntax as with global.$variable or mdvar.$variable</text:p>
      <text:p text:style-name="P40">&lt;number&gt;<text:tab/><text:tab/><text:tab/><text:tab/><text:tab/><text:tab/><text:span text:style-name="T53">Internal Call: $currentStep.{</text:span><text:span text:style-name="T13">$</text:span><text:span text:style-name="T53">nextStep}</text:span><text:line-break/>=&gt; If the current result is a Group, List or Table it will result in the numeric nth Entry of it (1-based). In case of Tables it obviously needs to have the <text:tab/>respective numeric key</text:p>
      <text:p text:style-name="P40"><text:tab/>(Note: For tables other Keys than Numeric or String are not supported properly yet; planned is a <text:tab/><text:tab/><text:tab/><text:tab/>workaround-y way of using Console Vars, but details have to be ironed out yet)</text:p>
      <text:p text:style-name="P43"><text:span text:style-name="T51">rl</text:span><text:span text:style-name="T11"> <text:s text:c="3"/></text:span><text:span text:style-name="T51">rt <text:s text:c="3"/>rg <text:s text:c="3"/>rb <text:s text:c="3"/>rc<text:tab/><text:tab/><text:tab/><text:tab/><text:tab/></text:span><text:span text:style-name="T53">Internal Call: $currentStep.{</text:span><text:span text:style-name="T13">$</text:span><text:span text:style-name="T53">nextStep}<text:line-break/></text:span><text:span text:style-name="T52">=&gt; </text:span><text:span text:style-name="T51">as in 'readlist','readtable','readgroup','readblackboard' or 'readcue' </text:span><text:span text:style-name="T52">enforces the previous behavior in case it doesnt work automatically, <text:line-break/><text:tab/>with the next Value in the Chain being the Var/Key Name</text:span></text:p>
      <text:p text:style-name="P43"><text:span text:style-name="T51">comp<text:tab/><text:tab/><text:tab/><text:tab/><text:tab/><text:tab/></text:span><text:span text:style-name="T52">Internal call: $CurrentStep == $NextStep</text:span><text:span text:style-name="T51"><text:line-break/></text:span><text:span text:style-name="T52">=&gt; </text:span><text:span text:style-name="T51">compare hack </text:span><text:span text:style-name="T52">(temporary)</text:span><text:span text:style-name="T51">; </text:span><text:span text:style-name="T52">compares the current result of the Chain with the next single Step<text:line-break/><text:tab/>(useful for eg chekcing against an object reference); makes the result boolean.<text:tab/></text:span></text:p>
      <text:p text:style-name="P42"><text:span text:style-name="T51">cv:i<text:tab/></text:span><text:span text:style-name="T52">=&gt; convert to integer<text:tab/><text:tab/><text:tab/><text:tab/></text:span><text:span text:style-name="T12">Internal call: </text:span><text:span text:style-name="T52"><text:s/></text:span><text:span text:style-name="T51">($</text:span><text:span text:style-name="T53">CurrentStep</text:span><text:span text:style-name="T51">)i</text:span></text:p>
      <text:p text:style-name="P43"><text:span text:style-name="T51">cv:f<text:tab/></text:span><text:span text:style-name="T52">=&gt; convert to <text:s/>float<text:tab/><text:tab/><text:tab/><text:tab/></text:span><text:span text:style-name="T12">Internal call:</text:span><text:span text:style-name="T52"> </text:span><text:span text:style-name="T51">($</text:span><text:span text:style-name="T53">CurrentStep</text:span><text:span text:style-name="T51">)</text:span><text:span text:style-name="T52">f</text:span></text:p>
      <text:p text:style-name="P43"><text:span text:style-name="T51">cv:component<text:tab/><text:tab/><text:tab/><text:tab/><text:tab/></text:span><text:span text:style-name="T12">Internal call:</text:span><text:span text:style-name="T52"> component.{$CurrentStep}</text:span><text:span text:style-name="T51"><text:line-break/></text:span><text:span text:style-name="T52">=&gt; convert to component – turns a number into an object if possible. This s</text:span><text:span text:style-name="T13">h</text:span><text:span text:style-name="T52">ould usually happen automatically by each command if an Object <text:tab/>expected, but you can enforce it with this</text:span></text:p>
      <text:p text:style-name="P43"><text:span text:style-name="T51">typeof<text:tab/></text:span><text:span text:style-name="T52">=&gt; results in the datatype of the current Property<text:tab/>Internal Call: </text:span><text:span text:style-name="T51">typeof $</text:span><text:span text:style-name="T53">CurrentStep</text:span></text:p>
      <text:p text:style-name="P38">distanceto<text:tab/><text:tab/><text:tab/><text:tab/><text:tab/><text:tab/><text:span text:style-name="T53">Internal Call: </text:span><text:span text:style-name="T52">$CurrentStep.</text:span><text:span text:style-name="T53">distanceto.{</text:span><text:span text:style-name="T52">$NextStep</text:span><text:span text:style-name="T53">}</text:span><text:line-break/><text:span text:style-name="T53">=&gt; results in the Distance between the current Object and the following Object. Next Object must be a single location Step.<text:line-break/><text:tab/>(like a direct Object reference)</text:span></text:p>
      <text:p text:style-name="P62"><text:bookmark-start text:name="__RefHeading___Toc367_1114316121"/><text:span text:style-name="T68">The following Stuff are just additional </text:span><text:span text:style-name="T17">Tips</text:span><text:span text:style-name="T68"> and have nothing to do with my mod itself:</text:span><text:bookmark-end text:name="__RefHeading___Toc367_1114316121"/></text:p>
      <text:h text:style-name="P15" text:outline-level="1"><text:bookmark-start text:name="__RefHeading___Toc449_1114316121"/><text:span text:style-name="T46">Using scriptproperties.html locally (and some additions)</text:span><text:bookmark-end text:name="__RefHeading___Toc449_1114316121"/></text:h>
      <text:p text:style-name="P46"><text:span text:style-name="T63">How to get an Apache Server set up to view scriptproperties and jobeditor (sidestepping CORS):<text:line-break/>(i know it is overkill for this, but im more familiar with it than other methods)</text:span></text:p>
      <text:list xml:id="list227239258" text:style-name="L1">
        <text:list-item>
          <text:p text:style-name="P47"><text:span text:style-name="T63">Download and install XAMPP from </text:span><text:a xlink:type="simple" xlink:href="https://www.apachefriends.org/de/index.html" text:style-name="Internet_20_link" text:visited-style-name="Visited_20_Internet_20_Link">https://www.apachefriends.org/de/index.html</text:a><text:span text:style-name="T63"><text:line-break/>(NOTE: Install to C:/XAMPP or similar, since the Program needs to write to its own Folder, which windows restricts in program files)<text:line-break/>Minimum Installation is sufficient.<text:line-break/></text:span></text:p>
        </text:list-item>
        <text:list-item>
          <text:p text:style-name="P48"><text:span text:style-name="T63">After the Setup ran you should find yourself in the XAMPP control panel.<text:line-break/>In the Line with Apache click on [Config] -&gt; Browse Apache<text:line-break/>Then go in the folder config -&gt; extra and open httpd-vhosts.conf for edit<text:line-break/></text:span></text:p>
        </text:list-item>
        <text:list-item>
          <text:p text:style-name="P48"><text:span text:style-name="T63">Add this Section at the end of the File and point it to your extracted Game Files:<text:line-break/></text:span></text:p>
          <text:p text:style-name="P48"><text:span text:style-name="T63">&lt;VirtualHost *:80&gt;<text:line-break/> <text:s text:c="3"/>DocumentRoot "C:/xampp/htdocs"<text:line-break/> <text:s text:c="3"/>ServerName localhost<text:line-break/> <text:s text:c="3"/>Alias /x4mod "</text:span><text:span text:style-name="T32">C</text:span><text:span text:style-name="T33">:/X4_extracted</text:span><text:span text:style-name="T63">"<text:line-break/> <text:s text:c="3"/>&lt;Directory "</text:span><text:span text:style-name="T32">C</text:span><text:span text:style-name="T33">:/X4_extracted</text:span><text:span text:style-name="T63">"&gt;<text:line-break/> <text:s text:c="7"/>Options Indexes FollowSymLinks Includes ExecCGI<text:line-break/> <text:s text:c="7"/>AllowOverride All<text:line-break/> <text:s text:c="7"/>Order allow,deny<text:line-break/> <text:s text:c="7"/>Allow from all<text:line-break/> <text:s text:c="7"/>Require all granted<text:line-break/> <text:s text:c="3"/>&lt;/Directory&gt;<text:line-break/>&lt;/VirtualHost&gt;<text:line-break/><text:line-break/>(Edit both of the</text:span><text:span text:style-name="T71"> </text:span><text:span text:style-name="T31">C</text:span><text:span text:style-name="T33">:/X4_Extracted</text:span><text:span text:style-name="T63"> to point to your extracted game files)<text:line-break/>Save and close the File.<text:line-break/></text:span></text:p>
        </text:list-item>
        <text:list-item>
          <text:p text:style-name="P48"><text:span text:style-name="T63">back in the XAMPP Control Center click <text:s/>the box left of Apache to set it up as Service (so it starts with Windows), and then click [Start] to the right of it to start the Webserver and open<text:line-break/>localhost/x4mod</text:span></text:p>
        </text:list-item>
        <text:list-item>
          <text:p text:style-name="P48"><text:span text:style-name="T63">in a Browser to confirm it is working. You can open the jobeditor.html and scriptproperties.html from here.<text:line-break/></text:span></text:p>
        </text:list-item>
      </text:list>
      <text:p text:style-name="P46"><text:span text:style-name="T63">Also you can reference the xsd files without having them to move around, just add this to your ai/md files in the root node:<text:line-break/>&lt;mdscript name= ......... <text:s/>xsi:noNamespaceSchemaLocation="http://localhost/x4mod/libraries/md.xsd" &gt;<text:line-break/>&lt;aiscript name= ......... <text:s/>xsi:noNamespaceSchemaLocation="http://localhost/x4mod/libraries/aiscripts.xsd" &gt;</text:span></text:p>
      <text:h text:style-name="P25" text:outline-level="2"><text:bookmark-start text:name="__RefHeading___Toc453_1114316121"/><text:span text:style-name="T66">Useful additional Tricks to improve the reference files</text:span><text:bookmark-end text:name="__RefHeading___Toc453_1114316121"/></text:h>
      <text:h text:style-name="Heading_20_3" text:outline-level="3"><text:bookmark-start text:name="__RefHeading___Toc667_1114316121"/>Show a full list of Vanilla Macros and also print their respective File Path as Description:<text:bookmark-end text:name="__RefHeading___Toc667_1114316121"/></text:h>
      <text:list xml:id="list138322696" text:style-name="L4">
        <text:list-item>
          <text:p text:style-name="P52">libraries/scriptproperties.xml – replace the <text:span text:style-name="T47">&lt;keyword name=“macro“</text:span> section:</text:p>
        </text:list-item>
      </text:list>
      <text:p text:style-name="Text_20_body"><text:s text:c="2"/>&lt;keyword name="macro" description="Macro lookup"&gt;<text:line-break/> <text:s text:c="3"/>&lt;property name="&amp;lt;macroname&amp;gt;" result="Macro" type="macro" /&gt;<text:line-break/> <text:s text:c="3"/>&lt;import source="../index/macros.xml" select="/index/entry"&gt;<text:line-break/> <text:s text:c="5"/>&lt;property name="@name" result="@value" type="macro" /&gt;<text:line-break/> <text:s text:c="3"/>&lt;/import&gt;<text:line-break/> <text:s text:c="3"/>&lt;import source="../extensions/ego_dlc_split/index/macros.xml" select="/index/entry"&gt;<text:line-break/> <text:s text:c="5"/>&lt;property name="@name" result="@value" type="macro" /&gt;<text:line-break/> <text:s text:c="3"/>&lt;/import&gt;<text:line-break/> <text:s text:c="3"/>&lt;import source="../extensions/ego_dlc_terran/index/macros.xml" select="/index/entry"&gt;<text:line-break/> <text:s text:c="5"/>&lt;property name="@name" result="@value" type="macro" /&gt;<text:line-break/> <text:s text:c="3"/>&lt;/import&gt;<text:line-break/> <text:s text:c="3"/>&lt;import source="../extensions/ego_dlc_pirate/index/macros.xml" select="/index/entry"&gt;<text:line-break/> <text:s text:c="5"/>&lt;property name="@name" result="@value" type="macro" /&gt;<text:line-break/> <text:s text:c="3"/>&lt;/import&gt;<text:line-break/> <text:s text:c="3"/>&lt;import source="../extensions/ego_dlc_boron/index/macros.xml" select="/index/entry"&gt;<text:line-break/> <text:s text:c="5"/>&lt;property name="@name" result="@value" type="macro" /&gt;<text:line-break/> <text:s text:c="3"/>&lt;/import&gt;<text:line-break/> <text:s text:c="3"/>&lt;import source="../extensions/ego_dlc_timelines/index/macros.xml" select="/index/entry"&gt;<text:line-break/> <text:s text:c="5"/>&lt;property name="@name" result="@value" type="macro" /&gt;<text:line-break/> <text:s text:c="3"/>&lt;/import&gt;<text:line-break/> <text:s/>&lt;/keyword&gt;</text:p>
      <text:h text:style-name="Heading_20_3" text:outline-level="3"><text:bookmark-start text:name="__RefHeading___Toc669_1114316121"/>Show Script Param Values in Scriptproperties:<text:bookmark-end text:name="__RefHeading___Toc669_1114316121"/></text:h>
      <text:p text:style-name="Text_20_body">three changes needed:</text:p>
      <text:list xml:id="list275516587" text:style-name="L3">
        <text:list-item>
          <text:p text:style-name="P50"><text:span text:style-name="T66">libraries/scriptproperties.xml- replace </text:span><text:span text:style-name="T14">the</text:span><text:span text:style-name="T66"> </text:span><text:span text:style-name="T49">&lt;keyword name="param"</text:span><text:span text:style-name="T66"> section:<text:line-break/><text:line-break/> <text:s/>&lt;keyword name="param" description="Access to script parameters in parameters.xml"&gt;<text:line-break/> <text:s text:c="3"/>&lt;property name="&amp;lt;categoryname&amp;gt;.&amp;lt;paramname&amp;gt;" result="Script parameter" /&gt;<text:line-break/> <text:s text:c="3"/>&lt;import source="parameters.xml" select="/parameters/scriptparams/category/param"&gt;<text:line-break/> <text:s text:c="5"/>&lt;property name="../@name" subname="@name" result="@value" type="string" /&gt;<text:line-break/> <text:s text:c="3"/>&lt;/import&gt;<text:line-break/> <text:s/>&lt;/keyword&gt;</text:span></text:p>
        </text:list-item>
      </text:list>
      <text:list xml:id="list2412180526" text:style-name="L2">
        <text:list-item>
          <text:p text:style-name="P49"><text:span text:style-name="T66">libraries/scriptproperties.xsl - replace </text:span><text:span text:style-name="T14">the</text:span><text:span text:style-name="T66"> </text:span><text:span text:style-name="T49">&lt;xsl:template match="property"&gt;</text:span><text:span text:style-name="T66"> section:<text:line-break/><text:line-break/> <text:s/>&lt;xsl:template match="property"&gt;<text:line-break/> <text:s text:c="3"/>&lt;tr&gt;<text:line-break/> <text:s text:c="5"/>&lt;td width="20%" class="property"&gt;<text:line-break/> <text:s text:c="7"/>&lt;span class="propertyname"&gt;<text:line-break/> <text:s text:c="9"/>&lt;xsl:value-of select="@name" /&gt;<text:line-break/> <text:s text:c="9"/>&lt;xsl:if test="@subname"&gt;<text:line-break/> <text:s text:c="11"/>&lt;xsl:text&gt;.&lt;/xsl:text&gt;<text:line-break/> <text:s text:c="11"/>&lt;xsl:value-of select="@subname" /&gt;<text:line-break/> <text:s text:c="9"/>&lt;/xsl:if&gt;<text:line-break/> <text:s text:c="7"/>&lt;/span&gt;<text:line-break/> <text:s text:c="5"/>&lt;/td&gt;<text:line-break/> <text:s text:c="5"/>&lt;td width="10%" class="property"&gt;<text:line-break/> <text:s text:c="7"/>&lt;xsl:if test="@type"&gt;<text:line-break/> <text:s text:c="9"/>&lt;xsl:apply-templates select="@type" mode="datatyperef" /&gt;<text:line-break/> <text:s text:c="7"/>&lt;/xsl:if&gt;<text:line-break/> <text:s text:c="5"/>&lt;/td&gt;<text:line-break/> <text:s text:c="5"/>&lt;td class="property"&gt;<text:line-break/> <text:s text:c="7"/>&lt;xsl:if test="@result"&gt;<text:line-break/> <text:s text:c="9"/>&lt;span class="comment"&gt;<text:line-break/> <text:s text:c="11"/>&lt;xsl:value-of select="@result" /&gt;<text:line-break/> <text:s text:c="9"/>&lt;/span&gt;<text:line-break/> <text:s text:c="7"/>&lt;/xsl:if&gt;<text:line-break/> <text:s text:c="5"/>&lt;/td&gt;<text:line-break/> <text:s text:c="3"/>&lt;/tr&gt;<text:line-break/> <text:s/>&lt;/xsl:template&gt;</text:span></text:p>
        </text:list-item>
        <text:list-item>
          <text:p text:style-name="P49"><text:soft-page-break/><text:span text:style-name="T66">scriptproperties.htm</text:span><text:span text:style-name="T14">l- replace the </text:span><text:span text:style-name="T16">function importExternalProperties()</text:span><text:span text:style-name="T14"> function:<text:line-break/><text:line-break/>function importExternalProperties() {<text:line-break/> <text:s text:c="3"/>var loadedfiles = new Object(); // Store loaded files here, so we don't import the same file twice<text:line-break/> <text:s text:c="3"/>var textdbdef = evaluateXPath(xmlDoc.documentElement, "/*/textdb");<text:line-break/> <text:s text:c="3"/>if (textdbdef &amp;&amp; textdbdef.length) {<text:line-break/> <text:s text:c="7"/>var textdbfilename = textdbdef[0].getAttribute("source");<text:line-break/> <text:s text:c="7"/>if (textdbfilename) {<text:line-break/> <text:s text:c="11"/>textdbDoc = loadXMLFile(textdbfilename);<text:line-break/> <text:s text:c="7"/>}<text:line-break/> <text:s text:c="3"/>}<text:line-break/> <text:s text:c="3"/>var foundnodes = evaluateXPath(xmlDoc.documentElement, "/*/keyword/import/property");<text:line-break/> <text:s text:c="3"/>for (var i = 0; i &lt; foundnodes.length; ++i) {<text:line-break/> <text:s text:c="7"/>var propertynode = foundnodes[i];<text:line-break/> <text:s text:c="7"/>var importnode = propertynode.parentNode;<text:line-break/> <text:s text:c="7"/>var keywordnode = importnode.parentNode;<text:line-break/> <text:s text:c="7"/>var sourcefile = importnode.getAttribute("source");<text:line-break/> <text:s text:c="7"/>var selectexp = importnode.getAttribute("select");<text:line-break/> <text:s text:c="7"/>var nameexp = propertynode.getAttribute("name");<text:line-break/> <text:s text:c="7"/>var subnameexp = propertynode.getAttribute("subname"); // Add this line to get the subname expression<text:line-break/> <text:s text:c="7"/>var resultexp = propertynode.getAttribute("result");<text:line-break/> <text:s text:c="7"/>var type = propertynode.getAttribute("type");<text:line-break/> <text:s text:c="7"/>var ignoreprefix = propertynode.getAttribute("ignoreprefix");<text:line-break/> <text:s text:c="7"/>if (sourcefile &amp;&amp; selectexp &amp;&amp; nameexp) {<text:line-break/> <text:s text:c="11"/>var importedxml = loadedfiles[sourcefile];<text:line-break/> <text:s text:c="11"/>if (!importedxml) {<text:line-break/> <text:s text:c="15"/>importedxml = loadXMLFile(sourcefile);<text:line-break/> <text:s text:c="15"/>loadedfiles[sourcefile] = importedxml;<text:line-break/> <text:s text:c="11"/>}<text:line-break/> <text:s text:c="11"/>if (importedxml) {<text:line-break/> <text:s text:c="15"/>var importedtypes = evaluateXPath(importedxml.documentElement, selectexp);<text:line-break/> <text:s text:c="15"/>for (var j = 0; j &lt; importedtypes.length; ++j) {<text:line-break/> <text:s text:c="19"/>var curtype = importedtypes[j];<text:line-break/> <text:s text:c="19"/>var namenodes = evaluateXPath(curtype, nameexp);<text:line-break/> <text:s text:c="19"/>var subnamenodes = evaluateXPath(curtype, subnameexp); // Add this line to get the subname nodes <text:s text:c="19"/>if (namenodes &amp;&amp; namenodes.length &gt; 0 &amp;&amp; (namenodes[0].data || namenodes[0].nodeValue)) {<text:line-break/> <text:s text:c="23"/>var newproperty = xmlDoc.createElement("property");<text:line-break/> <text:s text:c="23"/>// Set property name<text:line-break/> <text:s text:c="23"/>var name = String(namenodes[0].data || namenodes[0].nodeValue);<text:line-break/> <text:s text:c="23"/>if (ignoreprefix &amp;&amp; (ignoreprefix == "1" || ignoreprefix == "true") &amp;&amp; name.lastIndexOf(".") &gt;= 0) {<text:line-break/> <text:s text:c="27"/>name = name.substr(name.lastIndexOf(".") + 1);<text:line-break/> <text:s text:c="23"/>}<text:line-break/> <text:s text:c="23"/>newproperty.setAttribute("name", name);<text:line-break/> <text:s text:c="23"/>// Set property subname<text:line-break/> <text:s text:c="23"/>if (subnamenodes &amp;&amp; subnamenodes.length &gt; 0 &amp;&amp; (subnamenodes[0].data || subnamenodes[0].nodeValue)) {<text:line-break/> <text:s text:c="27"/>var subname = String(subnamenodes[0].data || subnamenodes[0].nodeValue);<text:line-break/> <text:s text:c="27"/>newproperty.setAttribute("subname", subname);<text:line-break/> <text:s text:c="23"/>}<text:line-break/> <text:s text:c="23"/>// Set property result (either from text node or attribute value)<text:line-break/> <text:s text:c="23"/>if (resultexp) {<text:line-break/> <text:s text:c="27"/>var resultnodes = evaluateXPath(curtype, resultexp);<text:line-break/> <text:s text:c="27"/>if (resultnodes &amp;&amp; resultnodes.length &gt; 0) {<text:line-break/> <text:s text:c="31"/>newproperty.setAttribute("result", convertFormatString(resultnodes[0].data || resultnodes[0].nodeValue));<text:line-break/> <text:s text:c="27"/>}<text:line-break/> <text:s text:c="23"/>}<text:line-break/> <text:s text:c="23"/>// Set property type<text:line-break/> <text:s text:c="23"/>if (type) {<text:line-break/> <text:s text:c="27"/>newproperty.setAttribute("type", type);<text:line-break/> <text:s text:c="23"/>}<text:line-break/> <text:s text:c="23"/>keywordnode.appendChild(newproperty);<text:line-break/> <text:s text:c="19"/>}<text:line-break/> <text:s text:c="15"/>}<text:line-break/> <text:s text:c="11"/>}<text:line-break/> <text:s text:c="7"/>}<text:line-break/> <text:s text:c="3"/>}<text:line-break/>}</text:span></text:p>
        </text:list-item>
      </text:list>
      <text:h text:style-name="P27" text:outline-level="3"><text:bookmark-start text:name="__RefHeading___Toc455_1114316121"/>Show Masstraffic Jobs in Jobeditor<text:bookmark-end text:name="__RefHeading___Toc455_1114316121"/></text:h>
      <text:list xml:id="list2749081226" text:style-name="L5">
        <text:list-item>
          <text:p text:style-name="P53"><text:span text:style-name="T67">libraries/</text:span>editor.xml :<text:line-break/><text:span text:style-name="T67">Replace this:<text:line-break/> &lt;table id="jobs" name="Jobs"&gt;<text:line-break/> &lt;file name="jobs.xml" select="/jobs/job[ship and not(masstraffic)]" /&gt;<text:line-break/><text:line-break/>change to:<text:line-break/> &lt;table id="jobs" name="Jobs"&gt;<text:line-break/> &lt;file name="jobs.xml" select="/jobs/job" /&gt;</text:span></text:p>
        </text:list-item>
      </text:list>
      <text:p text:style-name="P51"/>
      <text:h text:style-name="Heading_20_3" text:outline-level="3"><text:bookmark-start text:name="__RefHeading___Toc457_1114316121"/>Add a Column for Loadout Levels in the Jobeditor<text:bookmark-end text:name="__RefHeading___Toc457_1114316121"/></text:h>
      <text:list xml:id="list577636839" text:style-name="L6">
        <text:list-item>
          <text:p text:style-name="P54"><text:span text:style-name="T67">libraries/</text:span>editor.xml – <text:span text:style-name="T67">Add this at the end of the </text:span><text:span text:style-name="T47">&lt;columngroup name="Ship" base="ship"&gt;</text:span><text:span text:style-name="T56"> </text:span><text:span text:style-name="T59">section:<text:line-break/><text:line-break/> <text:s text:c="5"/>&lt;column value="loadout/level/@min" name="Loadout Min" type="float" /&gt;<text:line-break/> <text:s text:c="5"/>&lt;column value="loadout/level/@max" name="Loadout Max" type="float" /&gt;</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Apple Symbols'"/>
    <style:font-face style:name="inherit" svg:font-family="inherit"/>
    <style:font-face style:name="Arial1" svg:font-family="Arial" style:font-family-generic="swiss"/>
    <style:font-face style:name="Zekton" svg:font-family="Zekton" style:font-pitch="variable"/>
    <style:font-face style:name="Zekton1" svg:font-family="Zekton" style:font-adornments="Standard" style:font-pitch="variable"/>
    <style:font-face style:name="Zekton Dots" svg:font-family="'Zekton Dot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Zekton" fo:font-family="Zekton" style:font-pitch="variable" fo:font-size="12pt" style:text-underline-style="none" fo:font-weight="normal" officeooo:rsid="00142239"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7pt" fo:font-weight="normal" officeooo:rsid="00163c57" style:font-size-asian="7pt" style:font-weight-asian="normal" style:font-size-complex="7pt"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_20__28_user_29_" style:display-name="Title (user)" style:family="paragraph" style:parent-style-name="Standard">
      <style:text-properties style:font-name="Zekton Dots" fo:font-family="'Zekton Dots'" style:font-pitch="variable" fo:font-size="40pt" style:text-underline-style="none" fo:font-weight="normal" officeooo:rsid="00130f54" style:font-size-asian="35pt" style:font-weight-asian="normal" style:font-size-complex="40pt" style:font-weight-complex="normal"/>
    </style:style>
    <style:style style:name="Title" style:family="paragraph" style:parent-style-name="Heading" style:next-style-name="Text_20_body" style:class="chapter">
      <style:paragraph-properties fo:text-align="start" style:justify-single-word="false"/>
      <style:text-properties style:font-name="Zekton Dots" fo:font-family="'Zekton Dots'"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Zekton" fo:font-family="Zekton" style:font-pitch="variable" fo:font-size="16pt" fo:font-weight="bold" style:font-size-asian="14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Zekton" fo:font-family="Zekton" style:font-pitch="variable" fo:font-size="12pt" fo:font-weight="bold" style:font-size-asian="10.5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Zekton" fo:font-family="Zekton" style:font-pitch="variable" fo:font-size="8pt" fo:font-weight="bold" style:font-size-asian="8pt" style:font-weight-asian="bold" style:font-size-complex="8pt" style:font-weight-complex="bold"/>
    </style:style>
    <style:style style:name="Internet_20_link" style:display-name="Internet link" style:family="text">
      <style:text-properties fo:color="#0000ff" style:font-name="Zekton1" fo:font-family="Zekton" style:font-style-name="Standard" style:font-pitch="variable" fo:font-size="7pt"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8-23T06:19:00.339000000</meta:creation-date>
    <dc:date>2024-08-27T03:42:21.316000000</dc:date>
    <meta:editing-duration>PT1H47M34S</meta:editing-duration>
    <meta:editing-cycles>21</meta:editing-cycles>
    <meta:generator>LibreOffice/6.4.1.2$Windows_X86_64 LibreOffice_project/4d224e95b98b138af42a64d84056446d09082932</meta:generator>
    <meta:document-statistic meta:table-count="0" meta:image-count="0" meta:object-count="0" meta:page-count="12" meta:paragraph-count="141" meta:word-count="3454" meta:character-count="32118" meta:non-whitespace-character-count="26925"/>
  </office:meta>
</office:document-meta>
</file>